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officeooo:rsid="001951de" officeooo:paragraph-rsid="001951de"/>
    </style:style>
    <style:style style:name="P3" style:family="paragraph" style:parent-style-name="Standard">
      <style:paragraph-properties fo:text-align="start" style:justify-single-word="false"/>
      <style:text-properties officeooo:rsid="00050dfb" officeooo:paragraph-rsid="00050dfb"/>
    </style:style>
    <style:style style:name="P4" style:family="paragraph" style:parent-style-name="Standard">
      <style:paragraph-properties fo:text-align="start" style:justify-single-word="false"/>
      <style:text-properties fo:font-style="italic" fo:font-weight="normal" officeooo:rsid="002c2da9" officeooo:paragraph-rsid="002c2da9" style:font-style-asian="italic" style:font-weight-asian="normal" style:font-style-complex="italic" style:font-weight-complex="normal"/>
    </style:style>
    <style:style style:name="P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9ee82" officeooo:paragraph-rsid="002bbb69"/>
    </style:style>
    <style:style style:name="P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2f7572" officeooo:paragraph-rsid="002f7572"/>
    </style:style>
    <style:style style:name="P7" style:family="paragraph" style:parent-style-name="Standard">
      <loext:graphic-properties draw:fill="none"/>
      <style:paragraph-properties fo:margin-left="0in" fo:margin-right="0in" fo:text-align="end" style:justify-single-word="false" fo:text-indent="0in" style:auto-text-indent="false" fo:background-color="transparent"/>
      <style:text-properties officeooo:rsid="002f7572" officeooo:paragraph-rsid="002f7572"/>
    </style:style>
    <style:style style:name="P8"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text-underline-style="solid" style:text-underline-width="auto" style:text-underline-color="font-color" officeooo:rsid="002f7572" officeooo:paragraph-rsid="002f7572"/>
    </style:style>
    <style:style style:name="P9"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text-underline-style="none" officeooo:rsid="002f7572" officeooo:paragraph-rsid="002f7572"/>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weight="bold" officeooo:rsid="003a91b3" officeooo:paragraph-rsid="003a91b3" style:font-weight-asian="bold" style:font-weight-complex="bold"/>
    </style:style>
    <style:style style:name="P11"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fo:font-style="normal" fo:font-weight="bold" officeooo:rsid="004a9234" officeooo:paragraph-rsid="004a9234" style:font-style-asian="normal" style:font-weight-asian="bold" style:font-style-complex="normal" style:font-weight-complex="bold"/>
    </style:style>
    <style:style style:name="P12" style:family="paragraph" style:parent-style-name="Standard">
      <loext:graphic-properties draw:fill="none"/>
      <style:paragraph-properties fo:margin-left="0in" fo:margin-right="0in" fo:text-indent="0.5516in" style:auto-text-indent="false" fo:background-color="transparent"/>
      <style:text-properties fo:font-style="normal" officeooo:rsid="0027433d" officeooo:paragraph-rsid="00379fc8" style:font-style-asian="normal" style:font-style-complex="normal"/>
    </style:style>
    <style:style style:name="P13" style:family="paragraph" style:parent-style-name="Standard">
      <loext:graphic-properties draw:fill="none"/>
      <style:paragraph-properties fo:margin-left="0in" fo:margin-right="0in" fo:text-indent="0.5516in" style:auto-text-indent="false" fo:background-color="transparent"/>
      <style:text-properties fo:font-style="normal" officeooo:rsid="00256d71" officeooo:paragraph-rsid="00379fc8" style:font-style-asian="normal" style:font-style-complex="normal"/>
    </style:style>
    <style:style style:name="P14" style:family="paragraph" style:parent-style-name="Standard">
      <loext:graphic-properties draw:fill="none"/>
      <style:paragraph-properties fo:margin-left="0in" fo:margin-right="0in" fo:text-align="start" style:justify-single-word="false" fo:text-indent="0.5516in" style:auto-text-indent="false" fo:background-color="transparent"/>
      <style:text-properties officeooo:rsid="0002f4d4" officeooo:paragraph-rsid="00379fc8"/>
    </style:style>
    <style:style style:name="P15" style:family="paragraph" style:parent-style-name="Standard">
      <loext:graphic-properties draw:fill="none"/>
      <style:paragraph-properties fo:margin-left="0in" fo:margin-right="0in" fo:text-indent="0.5516in" style:auto-text-indent="false" fo:background-color="transparent"/>
      <style:text-properties officeooo:rsid="002120fd" officeooo:paragraph-rsid="002120fd"/>
    </style:style>
    <style:style style:name="P16" style:family="paragraph" style:parent-style-name="Standard">
      <loext:graphic-properties draw:fill="none"/>
      <style:paragraph-properties fo:margin-left="0in" fo:margin-right="0in" fo:text-indent="0.5516in" style:auto-text-indent="false" fo:background-color="transparent"/>
      <style:text-properties officeooo:rsid="0027433d" officeooo:paragraph-rsid="003d8666"/>
    </style:style>
    <style:style style:name="P17" style:family="paragraph" style:parent-style-name="Standard">
      <loext:graphic-properties draw:fill="none"/>
      <style:paragraph-properties fo:margin-left="0in" fo:margin-right="0in" fo:text-indent="0.5516in" style:auto-text-indent="false" fo:break-before="page" fo:background-color="transparent"/>
      <style:text-properties officeooo:rsid="0029ee82" officeooo:paragraph-rsid="002bbb69"/>
    </style:style>
    <style:style style:name="P18" style:family="paragraph" style:parent-style-name="Standard">
      <loext:graphic-properties draw:fill="none"/>
      <style:paragraph-properties fo:margin-left="0in" fo:margin-right="0in" fo:text-align="start" style:justify-single-word="false" fo:text-indent="0.5902in" style:auto-text-indent="false" fo:background-color="transparent"/>
      <style:text-properties fo:font-style="normal" fo:font-weight="normal" officeooo:rsid="002c2da9" officeooo:paragraph-rsid="004718cb" style:font-style-asian="normal" style:font-weight-asian="normal" style:font-style-complex="normal" style:font-weight-complex="normal"/>
    </style:style>
    <style:style style:name="P19" style:family="paragraph" style:parent-style-name="Standard">
      <loext:graphic-properties draw:fill="none"/>
      <style:paragraph-properties fo:margin-left="0in" fo:margin-right="0in" fo:text-align="start" style:justify-single-word="false" fo:text-indent="0.5902in" style:auto-text-indent="false" fo:background-color="transparent"/>
      <style:text-properties officeooo:rsid="002dab66" officeooo:paragraph-rsid="003a1bca"/>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tyle="normal" fo:font-weight="normal" officeooo:rsid="0044a4ab" officeooo:paragraph-rsid="0044a4ab" style:font-style-asian="normal" style:font-weight-asian="normal" style:font-style-complex="normal" style:font-weight-complex="normal"/>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tyle="normal" fo:font-weight="normal" officeooo:rsid="0041039e" officeooo:paragraph-rsid="0041039e" style:font-style-asian="normal" style:font-weight-asian="normal" style:font-style-complex="normal" style:font-weight-complex="normal"/>
    </style:style>
    <style:style style:name="P2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tyle="normal" fo:font-weight="normal" officeooo:rsid="0044cafa" officeooo:paragraph-rsid="0044cafa" style:font-style-asian="normal" style:font-weight-asian="normal" style:font-style-complex="normal" style:font-weight-complex="normal"/>
    </style:style>
    <style:style style:name="P23" style:family="paragraph" style:parent-style-name="Standard">
      <style:paragraph-properties fo:text-align="start" style:justify-single-word="false" fo:break-before="page"/>
      <style:text-properties officeooo:rsid="00158f48" officeooo:paragraph-rsid="00158f48"/>
    </style:style>
    <style:style style:name="P24"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25"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Liberation Serif" fo:font-size="12pt"/>
    </style:style>
    <style:style style:name="P26" style:family="paragraph" style:parent-style-name="Standard" style:master-page-name="First_20_Page">
      <loext:graphic-properties draw:fill="none"/>
      <style:paragraph-properties fo:margin-left="0in" fo:margin-right="0in" fo:text-align="center" style:justify-single-word="false" fo:text-indent="0in" style:auto-text-indent="false" style:page-number="auto" fo:background-color="transparent"/>
      <style:text-properties officeooo:rsid="0029ee82" officeooo:paragraph-rsid="002bbb69"/>
    </style:style>
    <style:style style:name="P2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tyle="normal" fo:font-weight="normal" officeooo:rsid="004a9234" officeooo:paragraph-rsid="004a9234" style:font-style-asian="normal" style:font-weight-asian="normal" style:font-style-complex="normal" style:font-weight-complex="normal"/>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normal" fo:font-weight="bold" officeooo:rsid="004eab1b" officeooo:paragraph-rsid="004eab1b" style:font-style-asian="normal" style:font-weight-asian="bold" style:font-style-complex="normal" style:font-weight-complex="bold"/>
    </style:style>
    <style:style style:name="P29" style:family="paragraph" style:parent-style-name="Standard" style:master-page-name="">
      <loext:graphic-properties draw:fill="none"/>
      <style:paragraph-properties fo:margin-left="0in" fo:margin-right="0in" fo:text-align="start" style:justify-single-word="false" fo:text-indent="0.5902in" style:auto-text-indent="false" style:page-number="auto" fo:background-color="transparent"/>
      <style:text-properties fo:font-style="normal" fo:font-weight="normal" officeooo:rsid="0033fcc6" officeooo:paragraph-rsid="004718cb" style:font-style-asian="normal" style:font-weight-asian="normal" style:font-style-complex="normal" style:font-weight-complex="normal"/>
    </style:style>
    <style:style style:name="P30" style:family="paragraph" style:parent-style-name="Standard" style:list-style-name="L1">
      <style:paragraph-properties fo:text-align="start" style:justify-single-word="false"/>
      <style:text-properties officeooo:paragraph-rsid="00158f48"/>
    </style:style>
    <style:style style:name="P31" style:family="paragraph" style:parent-style-name="Standard" style:list-style-name="L1">
      <style:paragraph-properties fo:text-align="start" style:justify-single-word="false"/>
      <style:text-properties fo:font-style="normal" officeooo:rsid="001a4c28" officeooo:paragraph-rsid="001a4c28" style:font-style-asian="normal" style:font-style-complex="normal"/>
    </style:style>
    <style:style style:name="P32" style:family="paragraph" style:parent-style-name="Standard" style:list-style-name="L2">
      <loext:graphic-properties draw:fill="none"/>
      <style:paragraph-properties fo:text-align="start" style:justify-single-word="false" fo:background-color="transparent"/>
      <style:text-properties fo:font-style="normal" officeooo:rsid="000159a2" officeooo:paragraph-rsid="00385a0a" style:font-style-asian="normal" style:font-style-complex="normal"/>
    </style:style>
    <style:style style:name="P33" style:family="paragraph" style:parent-style-name="Standard" style:list-style-name="L1">
      <style:paragraph-properties fo:text-align="start" style:justify-single-word="false"/>
      <style:text-properties officeooo:rsid="00158f48" officeooo:paragraph-rsid="00158f48"/>
    </style:style>
    <style:style style:name="P34" style:family="paragraph" style:parent-style-name="Standard" style:list-style-name="L2">
      <style:paragraph-properties fo:text-align="start" style:justify-single-word="false"/>
      <style:text-properties officeooo:rsid="00050dfb" officeooo:paragraph-rsid="00050dfb"/>
    </style:style>
    <style:style style:name="P35" style:family="paragraph" style:parent-style-name="Standard" style:list-style-name="L2">
      <style:paragraph-properties fo:text-align="start" style:justify-single-word="false"/>
      <style:text-properties officeooo:rsid="001a7711" officeooo:paragraph-rsid="001a7711"/>
    </style:style>
    <style:style style:name="P3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tyle="normal" fo:font-weight="bold" officeooo:rsid="004718cb" officeooo:paragraph-rsid="0047da54" style:font-style-asian="normal" style:font-weight-asian="bold" style:font-style-complex="normal" style:font-weight-complex="bold"/>
    </style:style>
    <style:style style:name="P3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tyle="normal" fo:font-weight="normal" officeooo:rsid="004fa54c" officeooo:paragraph-rsid="0052d73e" style:font-style-asian="normal" style:font-weight-asian="normal" style:font-style-complex="normal" style:font-weight-complex="normal"/>
    </style:style>
    <style:style style:name="T1" style:family="text">
      <style:text-properties officeooo:rsid="00158f48"/>
    </style:style>
    <style:style style:name="T2" style:family="text">
      <style:text-properties fo:font-style="italic" style:font-style-asian="italic"/>
    </style:style>
    <style:style style:name="T3" style:family="text">
      <style:text-properties fo:font-style="italic" officeooo:rsid="00158f48" style:font-style-asian="italic" style:font-style-complex="italic"/>
    </style:style>
    <style:style style:name="T4" style:family="text">
      <style:text-properties fo:font-style="italic" officeooo:rsid="00187116" style:font-style-asian="italic" style:font-style-complex="italic"/>
    </style:style>
    <style:style style:name="T5" style:family="text">
      <style:text-properties officeooo:rsid="002213e8"/>
    </style:style>
    <style:style style:name="T6" style:family="text">
      <style:text-properties fo:font-style="normal" style:font-style-asian="normal" style:font-style-complex="normal"/>
    </style:style>
    <style:style style:name="T7" style:family="text">
      <style:text-properties fo:font-style="normal" officeooo:rsid="002213e8" style:font-style-asian="normal" style:font-style-complex="normal"/>
    </style:style>
    <style:style style:name="T8" style:family="text">
      <style:text-properties fo:font-style="normal" officeooo:rsid="00256d71" style:font-style-asian="normal" style:font-style-complex="normal"/>
    </style:style>
    <style:style style:name="T9" style:family="text">
      <style:text-properties fo:font-style="normal" officeooo:rsid="00283721" style:font-style-asian="normal" style:font-style-complex="normal"/>
    </style:style>
    <style:style style:name="T10" style:family="text">
      <style:text-properties fo:font-style="normal" officeooo:rsid="002bbb69" style:font-style-asian="normal" style:font-style-complex="normal"/>
    </style:style>
    <style:style style:name="T11" style:family="text">
      <style:text-properties fo:font-style="normal" officeooo:rsid="002120fd" style:font-style-asian="normal" style:font-style-complex="normal"/>
    </style:style>
    <style:style style:name="T12" style:family="text">
      <style:text-properties fo:font-style="normal" officeooo:rsid="00312281" style:font-style-asian="normal" style:font-style-complex="normal"/>
    </style:style>
    <style:style style:name="T13" style:family="text">
      <style:text-properties fo:font-style="normal" officeooo:rsid="0032c9c7" style:font-style-asian="normal" style:font-style-complex="normal"/>
    </style:style>
    <style:style style:name="T14" style:family="text">
      <style:text-properties fo:font-style="normal" officeooo:rsid="003a91b3" style:font-style-asian="normal" style:font-style-complex="normal"/>
    </style:style>
    <style:style style:name="T15" style:family="text">
      <style:text-properties fo:font-style="normal" officeooo:rsid="00465001" style:font-style-asian="normal" style:font-style-complex="normal"/>
    </style:style>
    <style:style style:name="T16" style:family="text">
      <style:text-properties fo:font-style="normal" officeooo:rsid="0033fcc6" style:font-style-asian="normal" style:font-style-complex="normal"/>
    </style:style>
    <style:style style:name="T17" style:family="text">
      <style:text-properties fo:font-style="normal" officeooo:rsid="00498a50" style:font-style-asian="normal" style:font-style-complex="normal"/>
    </style:style>
    <style:style style:name="T18" style:family="text">
      <style:text-properties fo:font-style="normal" officeooo:rsid="004a9234" style:font-style-asian="normal" style:font-style-complex="normal"/>
    </style:style>
    <style:style style:name="T19" style:family="text">
      <style:text-properties fo:font-style="normal" officeooo:rsid="0029295f" style:font-style-asian="normal" style:font-style-complex="normal"/>
    </style:style>
    <style:style style:name="T20" style:family="text">
      <style:text-properties fo:font-style="normal" officeooo:rsid="004e4c74"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5f77a" style:font-style-asian="normal" style:font-weight-asian="normal" style:font-style-complex="normal" style:font-weight-complex="normal"/>
    </style:style>
    <style:style style:name="T23" style:family="text">
      <style:text-properties fo:font-style="normal" fo:font-weight="normal" officeooo:rsid="003a1bca" style:font-style-asian="normal" style:font-weight-asian="normal" style:font-style-complex="normal" style:font-weight-complex="normal"/>
    </style:style>
    <style:style style:name="T24" style:family="text">
      <style:text-properties fo:font-style="normal" fo:font-weight="normal" officeooo:rsid="003a91b3" style:font-style-asian="normal" style:font-weight-asian="normal" style:font-style-complex="normal" style:font-weight-complex="normal"/>
    </style:style>
    <style:style style:name="T25" style:family="text">
      <style:text-properties fo:font-style="normal" fo:font-weight="normal" officeooo:rsid="004718cb" style:font-style-asian="normal" style:font-weight-asian="normal" style:font-style-complex="normal" style:font-weight-complex="normal"/>
    </style:style>
    <style:style style:name="T26" style:family="text">
      <style:text-properties officeooo:rsid="0029295f"/>
    </style:style>
    <style:style style:name="T27" style:family="text">
      <style:text-properties officeooo:rsid="002adf88"/>
    </style:style>
    <style:style style:name="T28" style:family="text">
      <style:text-properties officeooo:rsid="002bbb69"/>
    </style:style>
    <style:style style:name="T29" style:family="text">
      <style:text-properties officeooo:rsid="002dab66"/>
    </style:style>
    <style:style style:name="T30" style:family="text">
      <style:text-properties officeooo:rsid="00312281"/>
    </style:style>
    <style:style style:name="T31" style:family="text">
      <style:text-properties style:text-position="0% 100%"/>
    </style:style>
    <style:style style:name="T32" style:family="text">
      <style:text-properties style:text-position="0% 100%" fo:font-style="normal" officeooo:rsid="00312281" style:font-style-asian="normal" style:font-style-complex="normal"/>
    </style:style>
    <style:style style:name="T33" style:family="text">
      <style:text-properties style:text-position="0% 100%" fo:font-style="normal" officeooo:rsid="002213e8" style:font-style-asian="normal" style:font-style-complex="normal"/>
    </style:style>
    <style:style style:name="T34" style:family="text">
      <style:text-properties style:text-position="0% 100%" fo:font-style="normal" officeooo:rsid="00256d71" style:font-style-asian="normal" style:font-style-complex="normal"/>
    </style:style>
    <style:style style:name="T35" style:family="text">
      <style:text-properties style:text-position="0% 100%" fo:font-style="normal" officeooo:rsid="0029295f" style:font-style-asian="normal" style:font-style-complex="normal"/>
    </style:style>
    <style:style style:name="T36" style:family="text">
      <style:text-properties style:text-position="0% 100%" fo:font-style="normal" officeooo:rsid="0033fcc6" style:font-style-asian="normal" style:font-style-complex="normal"/>
    </style:style>
    <style:style style:name="T37" style:family="text">
      <style:text-properties style:text-position="0% 100%" fo:font-style="normal" fo:font-weight="normal" style:font-style-asian="normal" style:font-weight-asian="normal" style:font-style-complex="normal" style:font-weight-complex="normal"/>
    </style:style>
    <style:style style:name="T38" style:family="text">
      <style:text-properties style:text-position="0% 100%" officeooo:rsid="0044cafa"/>
    </style:style>
    <style:style style:name="T39" style:family="text">
      <style:text-properties style:text-position="0% 100%" fo:font-weight="normal" officeooo:rsid="00490a48"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158f48" style:font-weight-asian="bold" style:font-weight-complex="bold"/>
    </style:style>
    <style:style style:name="T42" style:family="text">
      <style:text-properties fo:font-weight="bold" officeooo:rsid="0029295f" style:font-weight-asian="bold" style:font-weight-complex="bold"/>
    </style:style>
    <style:style style:name="T43" style:family="text">
      <style:text-properties fo:font-weight="bold" officeooo:rsid="004718cb" style:font-weight-asian="bold" style:font-weight-complex="bold"/>
    </style:style>
    <style:style style:name="T44" style:family="text">
      <style:text-properties officeooo:rsid="0035f77a"/>
    </style:style>
    <style:style style:name="T45" style:family="text">
      <style:text-properties officeooo:rsid="00385a0a"/>
    </style:style>
    <style:style style:name="T46" style:family="text">
      <style:text-properties officeooo:rsid="003a91b3"/>
    </style:style>
    <style:style style:name="T47" style:family="text">
      <style:text-properties officeooo:rsid="0044a4ab"/>
    </style:style>
    <style:style style:name="T48" style:family="text">
      <style:text-properties officeooo:rsid="0044cafa"/>
    </style:style>
    <style:style style:name="T49" style:family="text">
      <style:text-properties officeooo:rsid="00459ae4"/>
    </style:style>
    <style:style style:name="T50" style:family="text">
      <style:text-properties officeooo:rsid="00465001"/>
    </style:style>
    <style:style style:name="T51" style:family="text">
      <style:text-properties fo:font-weight="normal" style:font-weight-asian="normal" style:font-weight-complex="normal"/>
    </style:style>
    <style:style style:name="T52" style:family="text">
      <style:text-properties fo:font-weight="normal" officeooo:rsid="0041039e" style:font-weight-asian="normal" style:font-weight-complex="normal"/>
    </style:style>
    <style:style style:name="T53" style:family="text">
      <style:text-properties fo:font-weight="normal" officeooo:rsid="0047da54" style:font-weight-asian="normal" style:font-weight-complex="normal"/>
    </style:style>
    <style:style style:name="T54" style:family="text">
      <style:text-properties fo:font-weight="normal" officeooo:rsid="004749d4" style:font-weight-asian="normal" style:font-weight-complex="normal"/>
    </style:style>
    <style:style style:name="T55" style:family="text">
      <style:text-properties fo:font-weight="normal" officeooo:rsid="00490a48" style:font-weight-asian="normal" style:font-weight-complex="normal"/>
    </style:style>
    <style:style style:name="T56" style:family="text">
      <style:text-properties officeooo:rsid="004e4c74"/>
    </style:style>
    <style:style style:name="T57" style:family="text">
      <style:text-properties officeooo:rsid="00490a48"/>
    </style:style>
    <style:style style:name="T58" style:family="text">
      <style:text-properties officeooo:rsid="0051967b"/>
    </style:style>
    <style:style style:name="T59" style:family="text">
      <style:text-properties officeooo:rsid="00523420"/>
    </style:style>
    <style:style style:name="T60" style:family="text">
      <style:text-properties officeooo:rsid="0052d7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5"/>
      <text:p text:style-name="P5"/>
      <text:p text:style-name="P5"/>
      <text:p text:style-name="P5"/>
      <text:p text:style-name="P5"/>
      <text:p text:style-name="P5"/>
      <text:p text:style-name="P5"/>
      <text:p text:style-name="P5"/>
      <text:p text:style-name="P5"/>
      <text:p text:style-name="P5"/>
      <text:p text:style-name="P5"/>
      <text:p text:style-name="P6">PhD Proposal</text:p>
      <text:p text:style-name="P6">Avital Sternin</text:p>
      <text:p text:style-name="P6"/>
      <text:p text:style-name="P6"><text:span text:style-name="T46">Advisory Committee Meeting: </text:span>June 21, 2017</text:p>
      <text:p text:style-name="P6"/>
      <text:p text:style-name="P6"/>
      <text:p text:style-name="P6"/>
      <text:p text:style-name="P6"/>
      <text:p text:style-name="P6"/>
      <text:p text:style-name="P6"/>
      <text:p text:style-name="P6"/>
      <text:p text:style-name="P6"/>
      <text:p text:style-name="P6"/>
      <text:p text:style-name="P8">Supervisors</text:p>
      <text:p text:style-name="P7">Dr. Jessica Grahn</text:p>
      <text:p text:style-name="P7">Dr. Adrian Owen</text:p>
      <text:p text:style-name="P7"/>
      <text:p text:style-name="P8">Advisory Committee</text:p>
      <text:p text:style-name="P9">Dr. John Paul Minda</text:p>
      <text:p text:style-name="P9">Dr. Stefan Kohler</text:p>
      <text:p text:style-name="P17"><text:span text:style-name="T30">Do</text:span> you <text:span text:style-name="T28">still know all the words to the songs on your favourite CD from high school</text:span>? Have you ever heard part of a song and immediately remembered where you were the last time you heard it? These are <text:span text:style-name="T27">just some </text:span>examples that anecdotally show <text:span text:style-name="T27">how </text:span>robust memory for music <text:span text:style-name="T27">can be. The robust nature of musical memory is especially apparent in patients with Alzheimer’s disease, a disease that results in memory deterioration</text:span><text:span text:style-name="T10">. </text:span><text:span text:style-name="T20">E</text:span><text:span text:style-name="T15">ven when other memories are lost, l</text:span><text:span text:style-name="T9">ong-term familiarity for melody and music lyrics </text:span><text:span text:style-name="T15">can be</text:span><text:span text:style-name="T9"> present in severe Alzheimer’s </text:span><text:span text:style-name="T12">disease </text:span><text:reference-mark-start text:name="ADDIN CSL_CITATION {&quot;mendeley&quot;: {&quot;plainTextFormattedCitation&quot;: &quot;(Cuddy et al., 2012)&quot;, &quot;formattedCitation&quot;: &quot;(Cuddy et al., 2012)&quot;, &quot;previouslyFormattedCitation&quot;: &quot;(Cuddy et al., 2012)&quot;}, &quot;schema&quot;: &quot;https://github.com/citation-style-language/schema/raw/master/csl-citation.json&quot;, &quot;citationItems&quot;: [{&quot;id&quot;: &quot;ITEM-1&quot;, &quot;itemData&quot;: {&quot;issue&quot;: &quot;5&quot;, &quot;ISSN&quot;: &quot;07307829&quot;, &quot;container-title&quot;: &quot;Music Perception: An Interdisciplinary Journal&quot;, &quot;title&quot;: &quot;Memory for Melodies and Lyrics in Alzheimer's Disease&quot;, &quot;ISBN&quot;: &quot;0520057295&quot;, &quot;volume&quot;: &quot;29&quot;, &quot;type&quot;: &quot;article-journal&quot;, &quot;issued&quot;: {&quot;date-parts&quot;: [[&quot;2012&quot;, &quot;6&quot;]]}, &quot;page&quot;: &quot;479-491&quot;, &quot;DOI&quot;: &quot;10.1525/mp.2012.29.5.479&quot;, &quot;id&quot;: &quot;ITEM-1&quot;, &quot;author&quot;: [{&quot;dropping-particle&quot;: &quot;&quot;, &quot;family&quot;: &quot;Cuddy&quot;, &quot;parse-names&quot;: false, &quot;suffix&quot;: &quot;&quot;, &quot;given&quot;: &quot;Lola L.&quot;, &quot;non-dropping-particle&quot;: &quot;&quot;}, {&quot;dropping-particle&quot;: &quot;&quot;, &quot;family&quot;: &quot;Duffin&quot;, &quot;parse-names&quot;: false, &quot;suffix&quot;: &quot;&quot;, &quot;given&quot;: &quot;Jacalyn M.&quot;, &quot;non-dropping-particle&quot;: &quot;&quot;}, {&quot;dropping-particle&quot;: &quot;&quot;, &quot;family&quot;: &quot;Gill&quot;, &quot;parse-names&quot;: false, &quot;suffix&quot;: &quot;&quot;, &quot;given&quot;: &quot;Sundeep S.&quot;, &quot;non-dropping-particle&quot;: &quot;&quot;}, {&quot;dropping-particle&quot;: &quot;&quot;, &quot;family&quot;: &quot;Brown&quot;, &quot;parse-names&quot;: false, &quot;suffix&quot;: &quot;&quot;, &quot;given&quot;: &quot;Cassandra L.&quot;, &quot;non-dropping-particle&quot;: &quot;&quot;}, {&quot;dropping-particle&quot;: &quot;&quot;, &quot;family&quot;: &quot;Sikka&quot;, &quot;parse-names&quot;: false, &quot;suffix&quot;: &quot;&quot;, &quot;given&quot;: &quot;Ritu&quot;, &quot;non-dropping-particle&quot;: &quot;&quot;}, {&quot;dropping-particle&quot;: &quot;&quot;, &quot;family&quot;: &quot;Vanstone&quot;, &quot;parse-names&quot;: false, &quot;suffix&quot;: &quot;&quot;, &quot;given&quot;: &quot;Ashley D.&quot;, &quot;non-dropping-particle&quot;: &quot;&quot;}]}, &quot;uris&quot;: [&quot;http://www.mendeley.com/documents/?uuid=837a21ec-b808-4cdd-8341-1b531241b9a6&quot;]}], &quot;properties&quot;: {&quot;noteIndex&quot;: 0}} RNDpueAh8DdbJ"/><text:span text:style-name="T32">(Cuddy et al., 2012)</text:span><text:reference-mark-end text:name="ADDIN CSL_CITATION {&quot;mendeley&quot;: {&quot;plainTextFormattedCitation&quot;: &quot;(Cuddy et al., 2012)&quot;, &quot;formattedCitation&quot;: &quot;(Cuddy et al., 2012)&quot;, &quot;previouslyFormattedCitation&quot;: &quot;(Cuddy et al., 2012)&quot;}, &quot;schema&quot;: &quot;https://github.com/citation-style-language/schema/raw/master/csl-citation.json&quot;, &quot;citationItems&quot;: [{&quot;id&quot;: &quot;ITEM-1&quot;, &quot;itemData&quot;: {&quot;issue&quot;: &quot;5&quot;, &quot;ISSN&quot;: &quot;07307829&quot;, &quot;container-title&quot;: &quot;Music Perception: An Interdisciplinary Journal&quot;, &quot;title&quot;: &quot;Memory for Melodies and Lyrics in Alzheimer's Disease&quot;, &quot;ISBN&quot;: &quot;0520057295&quot;, &quot;volume&quot;: &quot;29&quot;, &quot;type&quot;: &quot;article-journal&quot;, &quot;issued&quot;: {&quot;date-parts&quot;: [[&quot;2012&quot;, &quot;6&quot;]]}, &quot;page&quot;: &quot;479-491&quot;, &quot;DOI&quot;: &quot;10.1525/mp.2012.29.5.479&quot;, &quot;id&quot;: &quot;ITEM-1&quot;, &quot;author&quot;: [{&quot;dropping-particle&quot;: &quot;&quot;, &quot;family&quot;: &quot;Cuddy&quot;, &quot;parse-names&quot;: false, &quot;suffix&quot;: &quot;&quot;, &quot;given&quot;: &quot;Lola L.&quot;, &quot;non-dropping-particle&quot;: &quot;&quot;}, {&quot;dropping-particle&quot;: &quot;&quot;, &quot;family&quot;: &quot;Duffin&quot;, &quot;parse-names&quot;: false, &quot;suffix&quot;: &quot;&quot;, &quot;given&quot;: &quot;Jacalyn M.&quot;, &quot;non-dropping-particle&quot;: &quot;&quot;}, {&quot;dropping-particle&quot;: &quot;&quot;, &quot;family&quot;: &quot;Gill&quot;, &quot;parse-names&quot;: false, &quot;suffix&quot;: &quot;&quot;, &quot;given&quot;: &quot;Sundeep S.&quot;, &quot;non-dropping-particle&quot;: &quot;&quot;}, {&quot;dropping-particle&quot;: &quot;&quot;, &quot;family&quot;: &quot;Brown&quot;, &quot;parse-names&quot;: false, &quot;suffix&quot;: &quot;&quot;, &quot;given&quot;: &quot;Cassandra L.&quot;, &quot;non-dropping-particle&quot;: &quot;&quot;}, {&quot;dropping-particle&quot;: &quot;&quot;, &quot;family&quot;: &quot;Sikka&quot;, &quot;parse-names&quot;: false, &quot;suffix&quot;: &quot;&quot;, &quot;given&quot;: &quot;Ritu&quot;, &quot;non-dropping-particle&quot;: &quot;&quot;}, {&quot;dropping-particle&quot;: &quot;&quot;, &quot;family&quot;: &quot;Vanstone&quot;, &quot;parse-names&quot;: false, &quot;suffix&quot;: &quot;&quot;, &quot;given&quot;: &quot;Ashley D.&quot;, &quot;non-dropping-particle&quot;: &quot;&quot;}]}, &quot;uris&quot;: [&quot;http://www.mendeley.com/documents/?uuid=837a21ec-b808-4cdd-8341-1b531241b9a6&quot;]}], &quot;properties&quot;: {&quot;noteIndex&quot;: 0}} RNDpueAh8DdbJ"/><text:span text:style-name="T12">⁠</text:span><text:span text:style-name="T9">. </text:span><text:span text:style-name="T10">What makes memory for music so special? It is this question that I aim to answer with my PhD research. With my first project, I will more</text:span><text:span text:style-name="T11"> clearly define the </text:span><text:span text:style-name="T10">brain areas involved in music memory. Based on the results </text:span><text:span text:style-name="T12">of</text:span><text:span text:style-name="T10"> the first experiment, I will explore what makes music</text:span><text:span text:style-name="T20">al</text:span><text:span text:style-name="T10"> memory distinct from </text:span><text:span text:style-name="T12">other forms of </text:span><text:span text:style-name="T10">memory and why </text:span><text:span text:style-name="T12">it</text:span><text:span text:style-name="T10"> is selectively spared in patients with Alzheimer’s. </text:span></text:p>
      <text:p text:style-name="P15">The initial evidence for a distinct memory for music comes from <text:span text:style-name="T46">a number of </text:span>case studies. In 1996, <text:reference-mark-start text:name="ADDIN CSL_CITATION {&quot;mendeley&quot;: {&quot;plainTextFormattedCitation&quot;: &quot;(Peretz, 1996)&quot;, &quot;formattedCitation&quot;: &quot;(Peretz, 1996)&quot;, &quot;manualFormatting&quot;: &quot;Peretz&quot;, &quot;previouslyFormattedCitation&quot;: &quot;(Peretz, 1996)&quot;}, &quot;schema&quot;: &quot;https://github.com/citation-style-language/schema/raw/master/csl-citation.json&quot;, &quot;citationItems&quot;: [{&quot;id&quot;: &quot;ITEM-1&quot;, &quot;itemData&quot;: {&quot;issued&quot;: {&quot;date-parts&quot;: [[&quot;1996&quot;, &quot;11&quot;]]}, &quot;ISSN&quot;: &quot;0898-929X&quot;, &quot;abstract&quot;: &quot;Abstract A follow-up study of a patient, C.N., with a severe auditory agnosia limited to music is reported. After bilateral temporal lobe damage, C.N., whose cognitive and speech functions are otherwise normal, is totally unable to identify or to experience a sense of familiarity with musical excerpts that were once highly familiar to her. However, she can recognize the lyrics that usually accompany the songs. She can also identify familiar sounds, such as animal cries. Thus, her agnosia appears highly specific to music. The functional nature of her deficit has been investigated through various perceptual tasks. She was initially severely impaired in processing pitch sequential structure but has always enjoyed normal processing of temporal structure. This selective disturbance for sequential pitch information can hardly account for her tune agnosia since processing of pitch variations has dramatically improved over the years. This recovery was not accompanied by any signs of improvement in music recognition, which remains extremely poor. Moreover, the fact that she has never been able to hum tunes from memory argues for a basic memory disturbance. Thus, she was tested here with a series of tests aiming at assessing her memory for familiar and unfamiliar music. The results show that C.N. has now recovered most perceptual skills and that despite a transient ability to exhibit knowledge of familiar music under restricted circumstances, she is markedly impaired at naming a tune and at judging its familiarity, as well as at memorizing familiar as well as novel music. This deficit was found to be not only modality-specific but music-specific as well. The findings suggest the existence of a perceptual memory that is specialized for music and that can be selectively damaged so as to prevent most forms of recognition ability.&quot;, &quot;title&quot;: &quot;Can we lose memory for music? A case of music agnosia in a nonmusician.&quot;, &quot;container-title&quot;: &quot;Journal of cognitive neuroscience&quot;, &quot;issue&quot;: &quot;6&quot;, &quot;ISBN&quot;: &quot;1530-8898&quot;, &quot;volume&quot;: &quot;8&quot;, &quot;type&quot;: &quot;article-journal&quot;, &quot;PMID&quot;: &quot;23961980&quot;, &quot;page&quot;: &quot;481-96&quot;, &quot;DOI&quot;: &quot;10.1162/jocn.1996.8.6.481&quot;, &quot;id&quot;: &quot;ITEM-1&quot;, &quot;author&quot;: [{&quot;dropping-particle&quot;: &quot;&quot;, &quot;family&quot;: &quot;Peretz&quot;, &quot;parse-names&quot;: false, &quot;suffix&quot;: &quot;&quot;, &quot;given&quot;: &quot;Isabelle&quot;, &quot;non-dropping-particle&quot;: &quot;&quot;}]}, &quot;uris&quot;: [&quot;http://www.mendeley.com/documents/?uuid=a71ea590-2666-4c6b-bd38-3626ddeb8573&quot;]}], &quot;properties&quot;: {&quot;noteIndex&quot;: 0}} RNDtPouB5LuNv"/><text:span text:style-name="T31">Peretz</text:span><text:reference-mark-end text:name="ADDIN CSL_CITATION {&quot;mendeley&quot;: {&quot;plainTextFormattedCitation&quot;: &quot;(Peretz, 1996)&quot;, &quot;formattedCitation&quot;: &quot;(Peretz, 1996)&quot;, &quot;manualFormatting&quot;: &quot;Peretz&quot;, &quot;previouslyFormattedCitation&quot;: &quot;(Peretz, 1996)&quot;}, &quot;schema&quot;: &quot;https://github.com/citation-style-language/schema/raw/master/csl-citation.json&quot;, &quot;citationItems&quot;: [{&quot;id&quot;: &quot;ITEM-1&quot;, &quot;itemData&quot;: {&quot;issued&quot;: {&quot;date-parts&quot;: [[&quot;1996&quot;, &quot;11&quot;]]}, &quot;ISSN&quot;: &quot;0898-929X&quot;, &quot;abstract&quot;: &quot;Abstract A follow-up study of a patient, C.N., with a severe auditory agnosia limited to music is reported. After bilateral temporal lobe damage, C.N., whose cognitive and speech functions are otherwise normal, is totally unable to identify or to experience a sense of familiarity with musical excerpts that were once highly familiar to her. However, she can recognize the lyrics that usually accompany the songs. She can also identify familiar sounds, such as animal cries. Thus, her agnosia appears highly specific to music. The functional nature of her deficit has been investigated through various perceptual tasks. She was initially severely impaired in processing pitch sequential structure but has always enjoyed normal processing of temporal structure. This selective disturbance for sequential pitch information can hardly account for her tune agnosia since processing of pitch variations has dramatically improved over the years. This recovery was not accompanied by any signs of improvement in music recognition, which remains extremely poor. Moreover, the fact that she has never been able to hum tunes from memory argues for a basic memory disturbance. Thus, she was tested here with a series of tests aiming at assessing her memory for familiar and unfamiliar music. The results show that C.N. has now recovered most perceptual skills and that despite a transient ability to exhibit knowledge of familiar music under restricted circumstances, she is markedly impaired at naming a tune and at judging its familiarity, as well as at memorizing familiar as well as novel music. This deficit was found to be not only modality-specific but music-specific as well. The findings suggest the existence of a perceptual memory that is specialized for music and that can be selectively damaged so as to prevent most forms of recognition ability.&quot;, &quot;title&quot;: &quot;Can we lose memory for music? A case of music agnosia in a nonmusician.&quot;, &quot;container-title&quot;: &quot;Journal of cognitive neuroscience&quot;, &quot;issue&quot;: &quot;6&quot;, &quot;ISBN&quot;: &quot;1530-8898&quot;, &quot;volume&quot;: &quot;8&quot;, &quot;type&quot;: &quot;article-journal&quot;, &quot;PMID&quot;: &quot;23961980&quot;, &quot;page&quot;: &quot;481-96&quot;, &quot;DOI&quot;: &quot;10.1162/jocn.1996.8.6.481&quot;, &quot;id&quot;: &quot;ITEM-1&quot;, &quot;author&quot;: [{&quot;dropping-particle&quot;: &quot;&quot;, &quot;family&quot;: &quot;Peretz&quot;, &quot;parse-names&quot;: false, &quot;suffix&quot;: &quot;&quot;, &quot;given&quot;: &quot;Isabelle&quot;, &quot;non-dropping-particle&quot;: &quot;&quot;}]}, &quot;uris&quot;: [&quot;http://www.mendeley.com/documents/?uuid=a71ea590-2666-4c6b-bd38-3626ddeb8573&quot;]}], &quot;properties&quot;: {&quot;noteIndex&quot;: 0}} RNDtPouB5LuNv"/>⁠ describe<text:span text:style-name="T46">d</text:span> patient CN who suffered bilateral temporal lobe damage <text:span text:style-name="T50">leading</text:span> to a severe, music specific agnosia. CN could recognize <text:span text:style-name="T5">lyrics from songs, but did not recognize previously familiar melodies. </text:span><text:span text:style-name="T7">Her normal performance on tests of music perception (melody or tone discrimination) indicated that her agnosia was in fact music specific and was not a </text:span><text:span text:style-name="T15">deficit in the</text:span><text:span text:style-name="T7"> processing of melodic information. In contrast, Patient PM </text:span><text:reference-mark-start text:name="ADDIN CSL_CITATION {&quot;mendeley&quot;: {&quot;plainTextFormattedCitation&quot;: &quot;(Finke, Esfahani, &amp; Ploner, 2012)&quot;, &quot;formattedCitation&quot;: &quot;(Finke, Esfahani, &amp; Ploner, 2012)&quot;, &quot;previouslyFormattedCitation&quot;: &quot;(Finke, Esfahani, &amp; Ploner, 2012)&quot;}, &quot;schema&quot;: &quot;https://github.com/citation-style-language/schema/raw/master/csl-citation.json&quot;, &quot;citationItems&quot;: [{&quot;id&quot;: &quot;ITEM-1&quot;, &quot;itemData&quot;: {&quot;issued&quot;: {&quot;date-parts&quot;: [[&quot;2012&quot;]]}, &quot;ISSN&quot;: &quot;09609822&quot;, &quot;abstract&quot;: &quot;Learning and memory of music involves a multitude of perceptual, motor, affective, and autobiographical memory processes [1]. Patient and imaging studies suggest that musical memory may involve distinct neural substrates [2,3]. However, the degree of independence of such a system from other memory domains is controversial [4]. We have investigated a 68-year-old professional cellist, patient PM, who developed severe amnesia following encephalitis. This case provided a unique opportunity to study musical memory in a patient with a precisely defined premorbid musical knowledge and well-demarcated focal lesions of the brain. Despite severe memory impairments, he performed like healthy musicians in various tests of recognition memory for music. These findings suggest that learning and retention of musical information depends on brain networks distinct from those involved in other types of episodic and semantic memory. ?? 2012 Elsevier Ltd.&quot;, &quot;title&quot;: &quot;Preservation of musical memory in an amnesic professional cellist&quot;, &quot;container-title&quot;: &quot;Current Biology&quot;, &quot;issue&quot;: &quot;15&quot;, &quot;ISBN&quot;: &quot;0960-9822&quot;, &quot;volume&quot;: &quot;22&quot;, &quot;type&quot;: &quot;article-journal&quot;, &quot;PMID&quot;: &quot;22877775&quot;, &quot;page&quot;: &quot;R591-R592&quot;, &quot;DOI&quot;: &quot;10.1016/j.cub.2012.05.041&quot;, &quot;publisher&quot;: &quot;Elsevier&quot;, &quot;id&quot;: &quot;ITEM-1&quot;, &quot;author&quot;: [{&quot;dropping-particle&quot;: &quot;&quot;, &quot;family&quot;: &quot;Finke&quot;, &quot;parse-names&quot;: false, &quot;suffix&quot;: &quot;&quot;, &quot;given&quot;: &quot;Carsten&quot;, &quot;non-dropping-particle&quot;: &quot;&quot;}, {&quot;dropping-particle&quot;: &quot;&quot;, &quot;family&quot;: &quot;Esfahani&quot;, &quot;parse-names&quot;: false, &quot;suffix&quot;: &quot;&quot;, &quot;given&quot;: &quot;Nazli E.&quot;, &quot;non-dropping-particle&quot;: &quot;&quot;}, {&quot;dropping-particle&quot;: &quot;&quot;, &quot;family&quot;: &quot;Ploner&quot;, &quot;parse-names&quot;: false, &quot;suffix&quot;: &quot;&quot;, &quot;given&quot;: &quot;Christoph J.&quot;, &quot;non-dropping-particle&quot;: &quot;&quot;}]}, &quot;uris&quot;: [&quot;http://www.mendeley.com/documents/?uuid=23f27c76-3aec-479c-b1cc-c968b07afa78&quot;]}], &quot;properties&quot;: {&quot;noteIndex&quot;: 0}} RNDRLYyIWOm4q"/><text:span text:style-name="T33">(Finke, Esfahani, &amp; Ploner, 2012)</text:span><text:reference-mark-end text:name="ADDIN CSL_CITATION {&quot;mendeley&quot;: {&quot;plainTextFormattedCitation&quot;: &quot;(Finke, Esfahani, &amp; Ploner, 2012)&quot;, &quot;formattedCitation&quot;: &quot;(Finke, Esfahani, &amp; Ploner, 2012)&quot;, &quot;previouslyFormattedCitation&quot;: &quot;(Finke, Esfahani, &amp; Ploner, 2012)&quot;}, &quot;schema&quot;: &quot;https://github.com/citation-style-language/schema/raw/master/csl-citation.json&quot;, &quot;citationItems&quot;: [{&quot;id&quot;: &quot;ITEM-1&quot;, &quot;itemData&quot;: {&quot;issued&quot;: {&quot;date-parts&quot;: [[&quot;2012&quot;]]}, &quot;ISSN&quot;: &quot;09609822&quot;, &quot;abstract&quot;: &quot;Learning and memory of music involves a multitude of perceptual, motor, affective, and autobiographical memory processes [1]. Patient and imaging studies suggest that musical memory may involve distinct neural substrates [2,3]. However, the degree of independence of such a system from other memory domains is controversial [4]. We have investigated a 68-year-old professional cellist, patient PM, who developed severe amnesia following encephalitis. This case provided a unique opportunity to study musical memory in a patient with a precisely defined premorbid musical knowledge and well-demarcated focal lesions of the brain. Despite severe memory impairments, he performed like healthy musicians in various tests of recognition memory for music. These findings suggest that learning and retention of musical information depends on brain networks distinct from those involved in other types of episodic and semantic memory. ?? 2012 Elsevier Ltd.&quot;, &quot;title&quot;: &quot;Preservation of musical memory in an amnesic professional cellist&quot;, &quot;container-title&quot;: &quot;Current Biology&quot;, &quot;issue&quot;: &quot;15&quot;, &quot;ISBN&quot;: &quot;0960-9822&quot;, &quot;volume&quot;: &quot;22&quot;, &quot;type&quot;: &quot;article-journal&quot;, &quot;PMID&quot;: &quot;22877775&quot;, &quot;page&quot;: &quot;R591-R592&quot;, &quot;DOI&quot;: &quot;10.1016/j.cub.2012.05.041&quot;, &quot;publisher&quot;: &quot;Elsevier&quot;, &quot;id&quot;: &quot;ITEM-1&quot;, &quot;author&quot;: [{&quot;dropping-particle&quot;: &quot;&quot;, &quot;family&quot;: &quot;Finke&quot;, &quot;parse-names&quot;: false, &quot;suffix&quot;: &quot;&quot;, &quot;given&quot;: &quot;Carsten&quot;, &quot;non-dropping-particle&quot;: &quot;&quot;}, {&quot;dropping-particle&quot;: &quot;&quot;, &quot;family&quot;: &quot;Esfahani&quot;, &quot;parse-names&quot;: false, &quot;suffix&quot;: &quot;&quot;, &quot;given&quot;: &quot;Nazli E.&quot;, &quot;non-dropping-particle&quot;: &quot;&quot;}, {&quot;dropping-particle&quot;: &quot;&quot;, &quot;family&quot;: &quot;Ploner&quot;, &quot;parse-names&quot;: false, &quot;suffix&quot;: &quot;&quot;, &quot;given&quot;: &quot;Christoph J.&quot;, &quot;non-dropping-particle&quot;: &quot;&quot;}]}, &quot;uris&quot;: [&quot;http://www.mendeley.com/documents/?uuid=23f27c76-3aec-479c-b1cc-c968b07afa78&quot;]}], &quot;properties&quot;: {&quot;noteIndex&quot;: 0}} RNDRLYyIWOm4q"/><text:span text:style-name="T7">⁠, </text:span><text:span text:style-name="T14">who had been a professional cellist until he contracted encephalitis, </text:span><text:span text:style-name="T7">had severe semantic and episodic memory deficits but performed like a healthy musician on a music recognition test. T</text:span><text:span text:style-name="T8">hese case studies indicate that memory for music can be dissociated from other types of memory. In fact, </text:span><text:reference-mark-start text:name="ADDIN CSL_CITATION {&quot;mendeley&quot;: {&quot;plainTextFormattedCitation&quot;: &quot;(Peretz &amp; Coltheart, 2003)&quot;, &quot;formattedCitation&quot;: &quot;(Peretz &amp; Coltheart, 2003)&quot;, &quot;manualFormatting&quot;: &quot;Peretz &amp; Coltheart (2003)&quot;, &quot;previouslyFormattedCitation&quot;: &quot;(Peretz &amp; Coltheart, 2003)&quot;}, &quot;schema&quot;: &quot;https://github.com/citation-style-language/schema/raw/master/csl-citation.json&quot;, &quot;citationItems&quot;: [{&quot;id&quot;: &quot;ITEM-1&quot;, &quot;itemData&quot;: {&quot;issued&quot;: {&quot;date-parts&quot;: [[&quot;2003&quot;]]}, &quot;ISSN&quot;: &quot;10976256&quot;, &quot;abstract&quot;: &quot;The music faculty is not a monolithic entity that a person either has or does not. Rather, it comprises a set of neurally isolable processing components, each having the potential to be specialized for music. Here we propose a functional architecture for music processing that captures the typical properties of modular organization. The model rests essentially on the analysis of music-related deficits in neurologically impaired individuals, but provides useful guidelines for exploring the music faculty in normal people, using methods such as neuroimaging.&quot;, &quot;title&quot;: &quot;Modularity of music processing.&quot;, &quot;container-title&quot;: &quot;Nature neuroscience&quot;, &quot;issue&quot;: &quot;7&quot;, &quot;ISBN&quot;: &quot;1097-6256&quot;, &quot;volume&quot;: &quot;6&quot;, &quot;type&quot;: &quot;article-journal&quot;, &quot;PMID&quot;: &quot;12830160&quot;, &quot;page&quot;: &quot;688-691&quot;, &quot;DOI&quot;: &quot;10.1038/nn1083&quot;, &quot;id&quot;: &quot;ITEM-1&quot;, &quot;author&quot;: [{&quot;dropping-particle&quot;: &quot;&quot;, &quot;family&quot;: &quot;Peretz&quot;, &quot;parse-names&quot;: false, &quot;suffix&quot;: &quot;&quot;, &quot;given&quot;: &quot;Isabelle&quot;, &quot;non-dropping-particle&quot;: &quot;&quot;}, {&quot;dropping-particle&quot;: &quot;&quot;, &quot;family&quot;: &quot;Coltheart&quot;, &quot;parse-names&quot;: false, &quot;suffix&quot;: &quot;&quot;, &quot;given&quot;: &quot;Max&quot;, &quot;non-dropping-particle&quot;: &quot;&quot;}]}, &quot;uris&quot;: [&quot;http://www.mendeley.com/documents/?uuid=8119dd9f-5a40-4a72-bef1-2268fede3b8f&quot;]}], &quot;properties&quot;: {&quot;noteIndex&quot;: 0}} RNDeoX909T5Er"/><text:span text:style-name="T34">Peretz &amp; Coltheart (2003)</text:span><text:reference-mark-end text:name="ADDIN CSL_CITATION {&quot;mendeley&quot;: {&quot;plainTextFormattedCitation&quot;: &quot;(Peretz &amp; Coltheart, 2003)&quot;, &quot;formattedCitation&quot;: &quot;(Peretz &amp; Coltheart, 2003)&quot;, &quot;manualFormatting&quot;: &quot;Peretz &amp; Coltheart (2003)&quot;, &quot;previouslyFormattedCitation&quot;: &quot;(Peretz &amp; Coltheart, 2003)&quot;}, &quot;schema&quot;: &quot;https://github.com/citation-style-language/schema/raw/master/csl-citation.json&quot;, &quot;citationItems&quot;: [{&quot;id&quot;: &quot;ITEM-1&quot;, &quot;itemData&quot;: {&quot;issued&quot;: {&quot;date-parts&quot;: [[&quot;2003&quot;]]}, &quot;ISSN&quot;: &quot;10976256&quot;, &quot;abstract&quot;: &quot;The music faculty is not a monolithic entity that a person either has or does not. Rather, it comprises a set of neurally isolable processing components, each having the potential to be specialized for music. Here we propose a functional architecture for music processing that captures the typical properties of modular organization. The model rests essentially on the analysis of music-related deficits in neurologically impaired individuals, but provides useful guidelines for exploring the music faculty in normal people, using methods such as neuroimaging.&quot;, &quot;title&quot;: &quot;Modularity of music processing.&quot;, &quot;container-title&quot;: &quot;Nature neuroscience&quot;, &quot;issue&quot;: &quot;7&quot;, &quot;ISBN&quot;: &quot;1097-6256&quot;, &quot;volume&quot;: &quot;6&quot;, &quot;type&quot;: &quot;article-journal&quot;, &quot;PMID&quot;: &quot;12830160&quot;, &quot;page&quot;: &quot;688-691&quot;, &quot;DOI&quot;: &quot;10.1038/nn1083&quot;, &quot;id&quot;: &quot;ITEM-1&quot;, &quot;author&quot;: [{&quot;dropping-particle&quot;: &quot;&quot;, &quot;family&quot;: &quot;Peretz&quot;, &quot;parse-names&quot;: false, &quot;suffix&quot;: &quot;&quot;, &quot;given&quot;: &quot;Isabelle&quot;, &quot;non-dropping-particle&quot;: &quot;&quot;}, {&quot;dropping-particle&quot;: &quot;&quot;, &quot;family&quot;: &quot;Coltheart&quot;, &quot;parse-names&quot;: false, &quot;suffix&quot;: &quot;&quot;, &quot;given&quot;: &quot;Max&quot;, &quot;non-dropping-particle&quot;: &quot;&quot;}]}, &quot;uris&quot;: [&quot;http://www.mendeley.com/documents/?uuid=8119dd9f-5a40-4a72-bef1-2268fede3b8f&quot;]}], &quot;properties&quot;: {&quot;noteIndex&quot;: 0}} RNDeoX909T5Er"/><text:span text:style-name="T8">⁠ proposed that humans have a ‘musical lexicon’ that contains representations of all the musical phrases </text:span><text:span text:style-name="T13">one has ever</text:span><text:span text:style-name="T8"> heard, and that this musical lexicon is separate from the verbal lexicon, </text:span><text:span text:style-name="T15">where representations of phonological sounds are stored</text:span><text:span text:style-name="T8">. </text:span></text:p>
      <text:p text:style-name="P16"><text:span text:style-name="T19">Neuroimaging techniques have allowed researchers to uncover the neural basis for the separate musical lexicon described by Peretz and Coltheart. Using PET, </text:span><text:reference-mark-start text:name="ADDIN CSL_CITATION {&quot;mendeley&quot;: {&quot;plainTextFormattedCitation&quot;: &quot;(Groussard et al., 2009)&quot;, &quot;formattedCitation&quot;: &quot;(Groussard et al., 2009)&quot;, &quot;manualFormatting&quot;: &quot;Groussard et al. (2009)&quot;, &quot;previouslyFormattedCitation&quot;: &quot;(Groussard et al., 2009)&quot;}, &quot;schema&quot;: &quot;https://github.com/citation-style-language/schema/raw/master/csl-citation.json&quot;, &quot;citationItems&quot;: [{&quot;id&quot;: &quot;ITEM-1&quot;, &quot;itemData&quot;: {&quot;issued&quot;: {&quot;date-parts&quot;: [[&quot;2009&quot;]]}, &quot;ISSN&quot;: &quot;00778923&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container-title&quot;: &quot;Annals of the New York Academy of Sciences&quot;, &quot;title&quot;: &quot;Neural correlates underlying musical semantic memory&quot;, &quot;ISBN&quot;: &quot;9781573317399&quot;, &quot;volume&quot;: &quot;1169&quot;, &quot;type&quot;: &quot;article-journal&quot;, &quot;PMID&quot;: &quot;19673793&quot;, &quot;page&quot;: &quot;278-281&quot;, &quot;DOI&quot;: &quot;10.1111/j.1749-6632.2009.04784.x&quot;, &quot;id&quot;: &quot;ITEM-1&quot;, &quot;author&quot;: [{&quot;dropping-particle&quot;: &quot;&quot;, &quot;family&quot;: &quot;Groussard&quot;, &quot;parse-names&quot;: false, &quot;suffix&quot;: &quot;&quot;, &quot;given&quot;: &quot;M.&quot;, &quot;non-dropping-particle&quot;: &quot;&quot;}, {&quot;dropping-particle&quot;: &quot;&quot;, &quot;family&quot;: &quot;Viader&quot;, &quot;parse-names&quot;: false, &quot;suffix&quot;: &quot;&quot;, &quot;given&quot;: &quot;F.&quot;, &quot;non-dropping-particle&quot;: &quot;&quot;}, {&quot;dropping-particle&quot;: &quot;&quot;, &quot;family&quot;: &quot;Landeau&quot;, &quot;parse-names&quot;: false, &quot;suffix&quot;: &quot;&quot;, &quot;given&quot;: &quot;B.&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339601be-8e4a-4b1d-9ca7-2c1df2816b90&quot;]}], &quot;properties&quot;: {&quot;noteIndex&quot;: 0}} RNDy70NDr9b2I"/><text:span text:style-name="T35">Groussard et al. (2009)</text:span><text:reference-mark-end text:name="ADDIN CSL_CITATION {&quot;mendeley&quot;: {&quot;plainTextFormattedCitation&quot;: &quot;(Groussard et al., 2009)&quot;, &quot;formattedCitation&quot;: &quot;(Groussard et al., 2009)&quot;, &quot;manualFormatting&quot;: &quot;Groussard et al. (2009)&quot;, &quot;previouslyFormattedCitation&quot;: &quot;(Groussard et al., 2009)&quot;}, &quot;schema&quot;: &quot;https://github.com/citation-style-language/schema/raw/master/csl-citation.json&quot;, &quot;citationItems&quot;: [{&quot;id&quot;: &quot;ITEM-1&quot;, &quot;itemData&quot;: {&quot;issued&quot;: {&quot;date-parts&quot;: [[&quot;2009&quot;]]}, &quot;ISSN&quot;: &quot;00778923&quot;, &quot;abstract&quot;: &quot;Numerous functional imaging studies have examined the neural basis of semantic memory mainly using verbal and visuospatial materials. Musical material also allows an original way to explore semantic memory processes. We used PET imaging to determine the neural substrates that underlie musical semantic memory using different tasks and stimuli. The results of three PET studies revealed a greater involvement of the anterior part of the temporal lobe. Concerning clinical observations and our neuroimaging data, the musical lexicon (and most widely musical semantic memory) appears to be sustained by a temporo-prefrontal cerebral network involving right and left cerebral regions.&quot;, &quot;container-title&quot;: &quot;Annals of the New York Academy of Sciences&quot;, &quot;title&quot;: &quot;Neural correlates underlying musical semantic memory&quot;, &quot;ISBN&quot;: &quot;9781573317399&quot;, &quot;volume&quot;: &quot;1169&quot;, &quot;type&quot;: &quot;article-journal&quot;, &quot;PMID&quot;: &quot;19673793&quot;, &quot;page&quot;: &quot;278-281&quot;, &quot;DOI&quot;: &quot;10.1111/j.1749-6632.2009.04784.x&quot;, &quot;id&quot;: &quot;ITEM-1&quot;, &quot;author&quot;: [{&quot;dropping-particle&quot;: &quot;&quot;, &quot;family&quot;: &quot;Groussard&quot;, &quot;parse-names&quot;: false, &quot;suffix&quot;: &quot;&quot;, &quot;given&quot;: &quot;M.&quot;, &quot;non-dropping-particle&quot;: &quot;&quot;}, {&quot;dropping-particle&quot;: &quot;&quot;, &quot;family&quot;: &quot;Viader&quot;, &quot;parse-names&quot;: false, &quot;suffix&quot;: &quot;&quot;, &quot;given&quot;: &quot;F.&quot;, &quot;non-dropping-particle&quot;: &quot;&quot;}, {&quot;dropping-particle&quot;: &quot;&quot;, &quot;family&quot;: &quot;Landeau&quot;, &quot;parse-names&quot;: false, &quot;suffix&quot;: &quot;&quot;, &quot;given&quot;: &quot;B.&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339601be-8e4a-4b1d-9ca7-2c1df2816b90&quot;]}], &quot;properties&quot;: {&quot;noteIndex&quot;: 0}} RNDy70NDr9b2I"/><text:span text:style-name="T19">⁠ showed that the musical lexicon, and musical semantic memory in general, is sustained by a temporo-prefrontal cerebral network. In 2010, </text:span><text:reference-mark-start text:name="ADDIN CSL_CITATION {&quot;mendeley&quot;: {&quot;plainTextFormattedCitation&quot;: &quot;(Groussard et al., 2010)&quot;, &quot;formattedCitation&quot;: &quot;(Groussard et al., 2010)&quot;, &quot;manualFormatting&quot;: &quot;Groussard et al.&quot;, &quot;previouslyFormattedCitation&quot;: &quot;(Groussard et al., 2010)&quot;}, &quot;schema&quot;: &quot;https://github.com/citation-style-language/schema/raw/master/csl-citation.json&quot;, &quot;citationItems&quot;: [{&quot;id&quot;: &quot;ITEM-1&quot;, &quot;itemData&quot;: {&quot;issued&quot;: {&quot;date-parts&quot;: [[&quot;2010&quot;]]}, &quot;ISSN&quot;: &quot;10538119&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title&quot;: &quot;The neural substrates of musical memory revealed by fMRI and two semantic tasks&quot;, &quot;container-title&quot;: &quot;NeuroImage&quot;, &quot;issue&quot;: &quot;4&quot;, &quot;ISBN&quot;: &quot;1095-9572 (Electronic)\\r1053-8119 (Linking)&quot;, &quot;volume&quot;: &quot;53&quot;, &quot;type&quot;: &quot;article-journal&quot;, &quot;PMID&quot;: &quot;20627131&quot;, &quot;page&quot;: &quot;1301-1309&quot;, &quot;DOI&quot;: &quot;10.1016/j.neuroimage.2010.07.013&quot;, &quot;publisher&quot;: &quot;Elsevier Inc.&quot;, &quot;id&quot;: &quot;ITEM-1&quot;, &quot;author&quot;: [{&quot;dropping-particle&quot;: &quot;&quot;, &quot;family&quot;: &quot;Groussard&quot;, &quot;parse-names&quot;: false, &quot;suffix&quot;: &quot;&quot;, &quot;given&quot;: &quot;M.&quot;, &quot;non-dropping-particle&quot;: &quot;&quot;}, {&quot;dropping-particle&quot;: &quot;&quot;, &quot;family&quot;: &quot;Rauchs&quot;, &quot;parse-names&quot;: false, &quot;suffix&quot;: &quot;&quot;, &quot;given&quot;: &quot;G.&quot;, &quot;non-dropping-particle&quot;: &quot;&quot;}, {&quot;dropping-particle&quot;: &quot;&quot;, &quot;family&quot;: &quot;Landeau&quot;, &quot;parse-names&quot;: false, &quot;suffix&quot;: &quot;&quot;, &quot;given&quot;: &quot;B.&quot;, &quot;non-dropping-particle&quot;: &quot;&quot;}, {&quot;dropping-particle&quot;: &quot;&quot;, &quot;family&quot;: &quot;Viader&quot;, &quot;parse-names&quot;: false, &quot;suffix&quot;: &quot;&quot;, &quot;given&quot;: &quot;F.&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179a9bd5-c84c-455c-97f7-8ef9fa1c9f02&quot;]}], &quot;properties&quot;: {&quot;noteIndex&quot;: 0}} RNDATXchlU7Cs"/><text:span text:style-name="T35">Groussard et al.</text:span><text:reference-mark-end text:name="ADDIN CSL_CITATION {&quot;mendeley&quot;: {&quot;plainTextFormattedCitation&quot;: &quot;(Groussard et al., 2010)&quot;, &quot;formattedCitation&quot;: &quot;(Groussard et al., 2010)&quot;, &quot;manualFormatting&quot;: &quot;Groussard et al.&quot;, &quot;previouslyFormattedCitation&quot;: &quot;(Groussard et al., 2010)&quot;}, &quot;schema&quot;: &quot;https://github.com/citation-style-language/schema/raw/master/csl-citation.json&quot;, &quot;citationItems&quot;: [{&quot;id&quot;: &quot;ITEM-1&quot;, &quot;itemData&quot;: {&quot;issued&quot;: {&quot;date-parts&quot;: [[&quot;2010&quot;]]}, &quot;ISSN&quot;: &quot;10538119&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title&quot;: &quot;The neural substrates of musical memory revealed by fMRI and two semantic tasks&quot;, &quot;container-title&quot;: &quot;NeuroImage&quot;, &quot;issue&quot;: &quot;4&quot;, &quot;ISBN&quot;: &quot;1095-9572 (Electronic)\\r1053-8119 (Linking)&quot;, &quot;volume&quot;: &quot;53&quot;, &quot;type&quot;: &quot;article-journal&quot;, &quot;PMID&quot;: &quot;20627131&quot;, &quot;page&quot;: &quot;1301-1309&quot;, &quot;DOI&quot;: &quot;10.1016/j.neuroimage.2010.07.013&quot;, &quot;publisher&quot;: &quot;Elsevier Inc.&quot;, &quot;id&quot;: &quot;ITEM-1&quot;, &quot;author&quot;: [{&quot;dropping-particle&quot;: &quot;&quot;, &quot;family&quot;: &quot;Groussard&quot;, &quot;parse-names&quot;: false, &quot;suffix&quot;: &quot;&quot;, &quot;given&quot;: &quot;M.&quot;, &quot;non-dropping-particle&quot;: &quot;&quot;}, {&quot;dropping-particle&quot;: &quot;&quot;, &quot;family&quot;: &quot;Rauchs&quot;, &quot;parse-names&quot;: false, &quot;suffix&quot;: &quot;&quot;, &quot;given&quot;: &quot;G.&quot;, &quot;non-dropping-particle&quot;: &quot;&quot;}, {&quot;dropping-particle&quot;: &quot;&quot;, &quot;family&quot;: &quot;Landeau&quot;, &quot;parse-names&quot;: false, &quot;suffix&quot;: &quot;&quot;, &quot;given&quot;: &quot;B.&quot;, &quot;non-dropping-particle&quot;: &quot;&quot;}, {&quot;dropping-particle&quot;: &quot;&quot;, &quot;family&quot;: &quot;Viader&quot;, &quot;parse-names&quot;: false, &quot;suffix&quot;: &quot;&quot;, &quot;given&quot;: &quot;F.&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179a9bd5-c84c-455c-97f7-8ef9fa1c9f02&quot;]}], &quot;properties&quot;: {&quot;noteIndex&quot;: 0}} RNDATXchlU7Cs"/><text:span text:style-name="T19">⁠</text:span><text:span text:style-name="T6"> conducted a </text:span><text:span text:style-name="T19">follow-up </text:span><text:span text:style-name="T6">study using fMRI </text:span><text:span text:style-name="T13">and</text:span><text:span text:style-name="T6"> showed </text:span><text:span text:style-name="T19">a</text:span><text:span text:style-name="T6"> </text:span><text:span text:style-name="T13">clear </text:span><text:span text:style-name="T6">dissociation between </text:span><text:span text:style-name="T14">the </text:span><text:span text:style-name="T6">neural patterns elicited by music</text:span><text:span text:style-name="T14">al</text:span><text:span text:style-name="T6"> and verbal stimuli.</text:span><text:span text:style-name="T16"> These neuroimaging results supported the theory of </text:span><text:reference-mark-start text:name="ADDIN CSL_CITATION {&quot;mendeley&quot;: {&quot;plainTextFormattedCitation&quot;: &quot;(Baird &amp; Samson, 2009)&quot;, &quot;formattedCitation&quot;: &quot;(Baird &amp; Samson, 2009)&quot;, &quot;manualFormatting&quot;: &quot;Baird and Samson (2009)&quot;, &quot;previouslyFormattedCitation&quot;: &quot;(Baird &amp; Samson, 2009)&quot;}, &quot;schema&quot;: &quot;https://github.com/citation-style-language/schema/raw/master/csl-citation.json&quot;, &quot;citationItems&quot;: [{&quot;id&quot;: &quot;ITEM-1&quot;, &quot;itemData&quot;: {&quot;issued&quot;: {&quot;date-parts&quot;: [[&quot;2009&quot;]]}, &quot;ISSN&quot;: &quot;10407308&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title&quot;: &quot;Memory for music in Alzheimer's disease: Unforgettable?&quot;, &quot;container-title&quot;: &quot;Neuropsychology Review&quot;, &quot;issue&quot;: &quot;1&quot;, &quot;ISBN&quot;: &quot;1573-6660 (Electronic)&quot;, &quot;volume&quot;: &quot;19&quot;, &quot;type&quot;: &quot;article-journal&quot;, &quot;PMID&quot;: &quot;19214750&quot;, &quot;page&quot;: &quot;85-101&quot;, &quot;DOI&quot;: &quot;10.1007/s11065-009-9085-2&quot;, &quot;id&quot;: &quot;ITEM-1&quot;, &quot;author&quot;: [{&quot;dropping-particle&quot;: &quot;&quot;, &quot;family&quot;: &quot;Baird&quot;, &quot;parse-names&quot;: false, &quot;suffix&quot;: &quot;&quot;, &quot;given&quot;: &quot;Amee&quot;, &quot;non-dropping-particle&quot;: &quot;&quot;}, {&quot;dropping-particle&quot;: &quot;&quot;, &quot;family&quot;: &quot;Samson&quot;, &quot;parse-names&quot;: false, &quot;suffix&quot;: &quot;&quot;, &quot;given&quot;: &quot;S\u00e9verine&quot;, &quot;non-dropping-particle&quot;: &quot;&quot;}]}, &quot;uris&quot;: [&quot;http://www.mendeley.com/documents/?uuid=6b78cbcb-137c-4070-a735-be1c56a98b01&quot;]}], &quot;properties&quot;: {&quot;noteIndex&quot;: 0}} RNDRoTAJ4XDEV"/><text:span text:style-name="T36">Baird and Samson (2009)</text:span><text:reference-mark-end text:name="ADDIN CSL_CITATION {&quot;mendeley&quot;: {&quot;plainTextFormattedCitation&quot;: &quot;(Baird &amp; Samson, 2009)&quot;, &quot;formattedCitation&quot;: &quot;(Baird &amp; Samson, 2009)&quot;, &quot;manualFormatting&quot;: &quot;Baird and Samson (2009)&quot;, &quot;previouslyFormattedCitation&quot;: &quot;(Baird &amp; Samson, 2009)&quot;}, &quot;schema&quot;: &quot;https://github.com/citation-style-language/schema/raw/master/csl-citation.json&quot;, &quot;citationItems&quot;: [{&quot;id&quot;: &quot;ITEM-1&quot;, &quot;itemData&quot;: {&quot;issued&quot;: {&quot;date-parts&quot;: [[&quot;2009&quot;]]}, &quot;ISSN&quot;: &quot;10407308&quot;, &quot;abstract&quot;: &quot;The notion that memory for music can be preserved in patients with Alzheimer's Disease (AD) has been raised by a number of case studies. In this paper, we review the current research examining musical memory in patients with AD. In keeping with models of memory described in the non-musical domain, we propose that various forms of musical memory exist, and may be differentially impaired in AD, reflecting the pattern of neuropathological changes associated with the condition. Our synthesis of this literature reveals a dissociation between explicit and implicit musical memory functions. Implicit, specifically procedural musical memory, or the ability to play a musical instrument, can be spared in musicians with AD. In contrast, explicit musical memory, or the recognition of familiar or unfamiliar melodies, is typically impaired. Thus, the notion that music is unforgettable in AD is not wholly supported. Rather, it appears that the ability to play a musical instrument may be unforgettable in some musicians with AD.&quot;, &quot;title&quot;: &quot;Memory for music in Alzheimer's disease: Unforgettable?&quot;, &quot;container-title&quot;: &quot;Neuropsychology Review&quot;, &quot;issue&quot;: &quot;1&quot;, &quot;ISBN&quot;: &quot;1573-6660 (Electronic)&quot;, &quot;volume&quot;: &quot;19&quot;, &quot;type&quot;: &quot;article-journal&quot;, &quot;PMID&quot;: &quot;19214750&quot;, &quot;page&quot;: &quot;85-101&quot;, &quot;DOI&quot;: &quot;10.1007/s11065-009-9085-2&quot;, &quot;id&quot;: &quot;ITEM-1&quot;, &quot;author&quot;: [{&quot;dropping-particle&quot;: &quot;&quot;, &quot;family&quot;: &quot;Baird&quot;, &quot;parse-names&quot;: false, &quot;suffix&quot;: &quot;&quot;, &quot;given&quot;: &quot;Amee&quot;, &quot;non-dropping-particle&quot;: &quot;&quot;}, {&quot;dropping-particle&quot;: &quot;&quot;, &quot;family&quot;: &quot;Samson&quot;, &quot;parse-names&quot;: false, &quot;suffix&quot;: &quot;&quot;, &quot;given&quot;: &quot;S\u00e9verine&quot;, &quot;non-dropping-particle&quot;: &quot;&quot;}]}, &quot;uris&quot;: [&quot;http://www.mendeley.com/documents/?uuid=6b78cbcb-137c-4070-a735-be1c56a98b01&quot;]}], &quot;properties&quot;: {&quot;noteIndex&quot;: 0}} RNDRoTAJ4XDEV"/><text:span text:style-name="T16">⁠ who suggested that musical memory in Alzheimer’s patients is spared because of the intact functioning of the necessary and specific brain regions that are relatively unaffected by the disease. In 2015, </text:span><text:reference-mark-start text:name="ADDIN CSL_CITATION {&quot;mendeley&quot;: {&quot;plainTextFormattedCitation&quot;: &quot;(Jacobsen, Fritz, Stelzer, &amp; Turner, 2015)&quot;, &quot;formattedCitation&quot;: &quot;(Jacobsen, Fritz, Stelzer, &amp; Turner, 2015)&quot;, &quot;manualFormatting&quot;: &quot;Jacobsen, Fritz, Stelzer, and Turner&quot;, &quot;previouslyFormattedCitation&quot;: &quot;(Jacobsen, Fritz, Stelzer, &amp; Turner, 2015)&quot;}, &quot;schema&quot;: &quot;https://github.com/citation-style-language/schema/raw/master/csl-citation.json&quot;, &quot;citationItems&quot;: [{&quot;id&quot;: &quot;ITEM-1&quot;, &quot;itemData&quot;: {&quot;type&quot;: &quot;article-journal&quot;, &quot;issued&quot;: {&quot;date-parts&quot;: [[&quot;2015&quot;]]}, &quot;page&quot;: &quot;1-13&quot;, &quot;DOI&quot;: &quot;10.1093/awv148&quot;, &quot;author&quot;: [{&quot;dropping-particle&quot;: &quot;&quot;, &quot;family&quot;: &quot;Jacobsen&quot;, &quot;parse-names&quot;: false, &quot;suffix&quot;: &quot;&quot;, &quot;given&quot;: &quot;J\u00f6rn-henrik&quot;, &quot;non-dropping-particle&quot;: &quot;&quot;}, {&quot;dropping-particle&quot;: &quot;&quot;, &quot;family&quot;: &quot;Fritz&quot;, &quot;parse-names&quot;: false, &quot;suffix&quot;: &quot;&quot;, &quot;given&quot;: &quot;Thomas&quot;, &quot;non-dropping-particle&quot;: &quot;&quot;}, {&quot;dropping-particle&quot;: &quot;&quot;, &quot;family&quot;: &quot;Stelzer&quot;, &quot;parse-names&quot;: false, &quot;suffix&quot;: &quot;&quot;, &quot;given&quot;: &quot;Johannes&quot;, &quot;non-dropping-particle&quot;: &quot;&quot;}, {&quot;dropping-particle&quot;: &quot;&quot;, &quot;family&quot;: &quot;Turner&quot;, &quot;parse-names&quot;: false, &quot;suffix&quot;: &quot;&quot;, &quot;given&quot;: &quot;Robert&quot;, &quot;non-dropping-particle&quot;: &quot;&quot;}], &quot;id&quot;: &quot;ITEM-1&quot;, &quot;container-title&quot;: &quot;Brain : a journal of neurology&quot;, &quot;title&quot;: &quot;Why musical memory can be preserved in advanced Alzheimer \u2019 s disease&quot;}, &quot;uris&quot;: [&quot;http://www.mendeley.com/documents/?uuid=7d021640-bed6-4b9f-8b4a-b9490e1e8140&quot;]}], &quot;properties&quot;: {&quot;noteIndex&quot;: 0}} RND99OFwrQTjZ"/><text:span text:style-name="T36">Jacobsen, Fritz, Stelzer, and Turner</text:span><text:reference-mark-end text:name="ADDIN CSL_CITATION {&quot;mendeley&quot;: {&quot;plainTextFormattedCitation&quot;: &quot;(Jacobsen, Fritz, Stelzer, &amp; Turner, 2015)&quot;, &quot;formattedCitation&quot;: &quot;(Jacobsen, Fritz, Stelzer, &amp; Turner, 2015)&quot;, &quot;manualFormatting&quot;: &quot;Jacobsen, Fritz, Stelzer, and Turner&quot;, &quot;previouslyFormattedCitation&quot;: &quot;(Jacobsen, Fritz, Stelzer, &amp; Turner, 2015)&quot;}, &quot;schema&quot;: &quot;https://github.com/citation-style-language/schema/raw/master/csl-citation.json&quot;, &quot;citationItems&quot;: [{&quot;id&quot;: &quot;ITEM-1&quot;, &quot;itemData&quot;: {&quot;type&quot;: &quot;article-journal&quot;, &quot;issued&quot;: {&quot;date-parts&quot;: [[&quot;2015&quot;]]}, &quot;page&quot;: &quot;1-13&quot;, &quot;DOI&quot;: &quot;10.1093/awv148&quot;, &quot;author&quot;: [{&quot;dropping-particle&quot;: &quot;&quot;, &quot;family&quot;: &quot;Jacobsen&quot;, &quot;parse-names&quot;: false, &quot;suffix&quot;: &quot;&quot;, &quot;given&quot;: &quot;J\u00f6rn-henrik&quot;, &quot;non-dropping-particle&quot;: &quot;&quot;}, {&quot;dropping-particle&quot;: &quot;&quot;, &quot;family&quot;: &quot;Fritz&quot;, &quot;parse-names&quot;: false, &quot;suffix&quot;: &quot;&quot;, &quot;given&quot;: &quot;Thomas&quot;, &quot;non-dropping-particle&quot;: &quot;&quot;}, {&quot;dropping-particle&quot;: &quot;&quot;, &quot;family&quot;: &quot;Stelzer&quot;, &quot;parse-names&quot;: false, &quot;suffix&quot;: &quot;&quot;, &quot;given&quot;: &quot;Johannes&quot;, &quot;non-dropping-particle&quot;: &quot;&quot;}, {&quot;dropping-particle&quot;: &quot;&quot;, &quot;family&quot;: &quot;Turner&quot;, &quot;parse-names&quot;: false, &quot;suffix&quot;: &quot;&quot;, &quot;given&quot;: &quot;Robert&quot;, &quot;non-dropping-particle&quot;: &quot;&quot;}], &quot;id&quot;: &quot;ITEM-1&quot;, &quot;container-title&quot;: &quot;Brain : a journal of neurology&quot;, &quot;title&quot;: &quot;Why musical memory can be preserved in advanced Alzheimer \u2019 s disease&quot;}, &quot;uris&quot;: [&quot;http://www.mendeley.com/documents/?uuid=7d021640-bed6-4b9f-8b4a-b9490e1e8140&quot;]}], &quot;properties&quot;: {&quot;noteIndex&quot;: 0}} RND99OFwrQTjZ"/><text:span text:style-name="T16">⁠ showed that the caudal anterior cingulate and the ventral pre-supplementary motor areas are involved in the processing of both unknown and known music and that these areas, responsible for encoding musical memory, were relatively spared in a sample of patients with Alzheimer’s disease. Together, theses results indicate that not only is memory for music separate from other types of memory, but this dissociation can be seen with neuroimaging techniques. </text:span></text:p>
      <text:p text:style-name="P3"><text:span text:style-name="T41">Study 1: </text:span><text:span text:style-name="T40">Neural Correlates of Music </text:span><text:span text:style-name="T42">Recognition</text:span></text:p>
      <text:p text:style-name="P4">Will begin collecting data in July 2017</text:p>
      <text:p text:style-name="P29">In previous studies the dissociation of memory for music has been shown using long-known music chosen by the researchers. There is very little control for the amount of exposure participants have had to each song during their lifetime. In my study I will train participants to become familiar with a set of musical stimuli and therefore I will be able to track each participant’s exposure to the stimuli and more accurately determine the neural correlates of musical memory. </text:p>
      <text:p text:style-name="P18">Participants will undergo an fMRI scan while listening to 16 unfamiliar musical pieces. They will then train on half of the music (8 pieces) by listening to them regularly over the course of two-three weeks. <text:span text:style-name="T45">Listening will be done through an online music player that will track the number of times the song was listened to. Throughout the training period, participants will come to the lab for intermittent behavioural testing to track how familiar they are becoming with the stimuli. This will be </text:span><text:soft-page-break/><text:span text:style-name="T45">done using a forced-choice paradigm that asks participants to identify a correct lyric out of a pair of lyrics where one is correct and one lyric has been modified. Once participants reach a particular threshold of familiarity with the stimuli they</text:span> will undergo a <text:span text:style-name="T44">second </text:span>fMRI scan while listening to all 16 musical pieces. The difference at the second scan is that the participant<text:span text:style-name="T44">s are</text:span> now very familiar with half of the stimuli. <text:span text:style-name="T29">No other study to date has explored the neural correlates of music recognition by training participants on a set of stimuli. The stimuli used in this study are 16 unfamiliar songs that fall into four groups: instrumental music only (no lyrics), a cappella singing (no instruments), lyrics and instrumental music, and spoken word. Varying the stimuli within the lyric and music categories will allow me to identify how the presence of lyrics interacts with the music to affect recognition.</text:span></text:p>
      <text:p text:style-name="P19"><text:span text:style-name="T21">The BOLD contrasts </text:span><text:span text:style-name="T23">between the first and second scans </text:span><text:span text:style-name="T21">will </text:span><text:span text:style-name="T22">allow me to</text:span><text:span text:style-name="T21"> identify which </text:span><text:span text:style-name="T23">brain </text:span><text:span text:style-name="T21">areas are involved in music recognition. I hope to replicate the results from previous papers </text:span><text:reference-mark-start text:name="ADDIN CSL_CITATION {&quot;mendeley&quot;: {&quot;plainTextFormattedCitation&quot;: &quot;(Groussard et al., 2010; Jacobsen et al., 2015)&quot;, &quot;formattedCitation&quot;: &quot;(Groussard et al., 2010; Jacobsen et al., 2015)&quot;, &quot;previouslyFormattedCitation&quot;: &quot;(Groussard et al., 2010; Jacobsen et al., 2015)&quot;}, &quot;schema&quot;: &quot;https://github.com/citation-style-language/schema/raw/master/csl-citation.json&quot;, &quot;citationItems&quot;: [{&quot;id&quot;: &quot;ITEM-1&quot;, &quot;itemData&quot;: {&quot;issued&quot;: {&quot;date-parts&quot;: [[&quot;2010&quot;]]}, &quot;ISSN&quot;: &quot;10538119&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title&quot;: &quot;The neural substrates of musical memory revealed by fMRI and two semantic tasks&quot;, &quot;container-title&quot;: &quot;NeuroImage&quot;, &quot;issue&quot;: &quot;4&quot;, &quot;ISBN&quot;: &quot;1095-9572 (Electronic)\\r1053-8119 (Linking)&quot;, &quot;volume&quot;: &quot;53&quot;, &quot;type&quot;: &quot;article-journal&quot;, &quot;PMID&quot;: &quot;20627131&quot;, &quot;page&quot;: &quot;1301-1309&quot;, &quot;DOI&quot;: &quot;10.1016/j.neuroimage.2010.07.013&quot;, &quot;publisher&quot;: &quot;Elsevier Inc.&quot;, &quot;id&quot;: &quot;ITEM-1&quot;, &quot;author&quot;: [{&quot;dropping-particle&quot;: &quot;&quot;, &quot;family&quot;: &quot;Groussard&quot;, &quot;parse-names&quot;: false, &quot;suffix&quot;: &quot;&quot;, &quot;given&quot;: &quot;M.&quot;, &quot;non-dropping-particle&quot;: &quot;&quot;}, {&quot;dropping-particle&quot;: &quot;&quot;, &quot;family&quot;: &quot;Rauchs&quot;, &quot;parse-names&quot;: false, &quot;suffix&quot;: &quot;&quot;, &quot;given&quot;: &quot;G.&quot;, &quot;non-dropping-particle&quot;: &quot;&quot;}, {&quot;dropping-particle&quot;: &quot;&quot;, &quot;family&quot;: &quot;Landeau&quot;, &quot;parse-names&quot;: false, &quot;suffix&quot;: &quot;&quot;, &quot;given&quot;: &quot;B.&quot;, &quot;non-dropping-particle&quot;: &quot;&quot;}, {&quot;dropping-particle&quot;: &quot;&quot;, &quot;family&quot;: &quot;Viader&quot;, &quot;parse-names&quot;: false, &quot;suffix&quot;: &quot;&quot;, &quot;given&quot;: &quot;F.&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179a9bd5-c84c-455c-97f7-8ef9fa1c9f02&quot;]}, {&quot;id&quot;: &quot;ITEM-2&quot;, &quot;itemData&quot;: {&quot;type&quot;: &quot;article-journal&quot;, &quot;issued&quot;: {&quot;date-parts&quot;: [[&quot;2015&quot;]]}, &quot;page&quot;: &quot;1-13&quot;, &quot;DOI&quot;: &quot;10.1093/awv148&quot;, &quot;author&quot;: [{&quot;dropping-particle&quot;: &quot;&quot;, &quot;family&quot;: &quot;Jacobsen&quot;, &quot;parse-names&quot;: false, &quot;suffix&quot;: &quot;&quot;, &quot;given&quot;: &quot;J\u00f6rn-henrik&quot;, &quot;non-dropping-particle&quot;: &quot;&quot;}, {&quot;dropping-particle&quot;: &quot;&quot;, &quot;family&quot;: &quot;Fritz&quot;, &quot;parse-names&quot;: false, &quot;suffix&quot;: &quot;&quot;, &quot;given&quot;: &quot;Thomas&quot;, &quot;non-dropping-particle&quot;: &quot;&quot;}, {&quot;dropping-particle&quot;: &quot;&quot;, &quot;family&quot;: &quot;Stelzer&quot;, &quot;parse-names&quot;: false, &quot;suffix&quot;: &quot;&quot;, &quot;given&quot;: &quot;Johannes&quot;, &quot;non-dropping-particle&quot;: &quot;&quot;}, {&quot;dropping-particle&quot;: &quot;&quot;, &quot;family&quot;: &quot;Turner&quot;, &quot;parse-names&quot;: false, &quot;suffix&quot;: &quot;&quot;, &quot;given&quot;: &quot;Robert&quot;, &quot;non-dropping-particle&quot;: &quot;&quot;}], &quot;id&quot;: &quot;ITEM-2&quot;, &quot;container-title&quot;: &quot;Brain : a journal of neurology&quot;, &quot;title&quot;: &quot;Why musical memory can be preserved in advanced Alzheimer \u2019 s disease&quot;}, &quot;uris&quot;: [&quot;http://www.mendeley.com/documents/?uuid=7d021640-bed6-4b9f-8b4a-b9490e1e8140&quot;]}], &quot;properties&quot;: {&quot;noteIndex&quot;: 0}} RNDa7qeUf0oIt"/><text:span text:style-name="T37">(Groussard et al., 2010; Jacobsen et al., 2015)</text:span><text:reference-mark-end text:name="ADDIN CSL_CITATION {&quot;mendeley&quot;: {&quot;plainTextFormattedCitation&quot;: &quot;(Groussard et al., 2010; Jacobsen et al., 2015)&quot;, &quot;formattedCitation&quot;: &quot;(Groussard et al., 2010; Jacobsen et al., 2015)&quot;, &quot;previouslyFormattedCitation&quot;: &quot;(Groussard et al., 2010; Jacobsen et al., 2015)&quot;}, &quot;schema&quot;: &quot;https://github.com/citation-style-language/schema/raw/master/csl-citation.json&quot;, &quot;citationItems&quot;: [{&quot;id&quot;: &quot;ITEM-1&quot;, &quot;itemData&quot;: {&quot;issued&quot;: {&quot;date-parts&quot;: [[&quot;2010&quot;]]}, &quot;ISSN&quot;: &quot;10538119&quot;, &quot;abstract&quot;: &quot;Recognizing a musical excerpt without necessarily retrieving its title typically reflects the existence of a memory system dedicated to the retrieval of musical knowledge. The functional distinction between musical and verbal semantic memory has seldom been investigated. In this fMRI study, we directly compared the musical and verbal memory of 20 nonmusicians, using a congruence task involving automatic semantic retrieval and a familiarity task requiring more thorough semantic retrieval. In the former, participants had to access their semantic store to retrieve musical or verbal representations of melodies or expressions they heard, in order to decide whether these were then given the right ending or not. In the latter, they had to judge the level of familiarity of musical excerpts and expressions. Both tasks revealed activation of the left inferior frontal and posterior middle temporal cortices, suggesting that executive and selection processes are common to both verbal and musical retrievals. Distinct patterns of activation were observed within the left temporal cortex, with musical material mainly activating the superior temporal gyrus and verbal material the middle and inferior gyri. This cortical organization of musical and verbal semantic representations could explain clinical dissociations featuring selective disturbances for musical or verbal material. ?? 2010 Elsevier Inc.&quot;, &quot;title&quot;: &quot;The neural substrates of musical memory revealed by fMRI and two semantic tasks&quot;, &quot;container-title&quot;: &quot;NeuroImage&quot;, &quot;issue&quot;: &quot;4&quot;, &quot;ISBN&quot;: &quot;1095-9572 (Electronic)\\r1053-8119 (Linking)&quot;, &quot;volume&quot;: &quot;53&quot;, &quot;type&quot;: &quot;article-journal&quot;, &quot;PMID&quot;: &quot;20627131&quot;, &quot;page&quot;: &quot;1301-1309&quot;, &quot;DOI&quot;: &quot;10.1016/j.neuroimage.2010.07.013&quot;, &quot;publisher&quot;: &quot;Elsevier Inc.&quot;, &quot;id&quot;: &quot;ITEM-1&quot;, &quot;author&quot;: [{&quot;dropping-particle&quot;: &quot;&quot;, &quot;family&quot;: &quot;Groussard&quot;, &quot;parse-names&quot;: false, &quot;suffix&quot;: &quot;&quot;, &quot;given&quot;: &quot;M.&quot;, &quot;non-dropping-particle&quot;: &quot;&quot;}, {&quot;dropping-particle&quot;: &quot;&quot;, &quot;family&quot;: &quot;Rauchs&quot;, &quot;parse-names&quot;: false, &quot;suffix&quot;: &quot;&quot;, &quot;given&quot;: &quot;G.&quot;, &quot;non-dropping-particle&quot;: &quot;&quot;}, {&quot;dropping-particle&quot;: &quot;&quot;, &quot;family&quot;: &quot;Landeau&quot;, &quot;parse-names&quot;: false, &quot;suffix&quot;: &quot;&quot;, &quot;given&quot;: &quot;B.&quot;, &quot;non-dropping-particle&quot;: &quot;&quot;}, {&quot;dropping-particle&quot;: &quot;&quot;, &quot;family&quot;: &quot;Viader&quot;, &quot;parse-names&quot;: false, &quot;suffix&quot;: &quot;&quot;, &quot;given&quot;: &quot;F.&quot;, &quot;non-dropping-particle&quot;: &quot;&quot;}, {&quot;dropping-particle&quot;: &quot;&quot;, &quot;family&quot;: &quot;Desgranges&quot;, &quot;parse-names&quot;: false, &quot;suffix&quot;: &quot;&quot;, &quot;given&quot;: &quot;B.&quot;, &quot;non-dropping-particle&quot;: &quot;&quot;}, {&quot;dropping-particle&quot;: &quot;&quot;, &quot;family&quot;: &quot;Eustache&quot;, &quot;parse-names&quot;: false, &quot;suffix&quot;: &quot;&quot;, &quot;given&quot;: &quot;F.&quot;, &quot;non-dropping-particle&quot;: &quot;&quot;}, {&quot;dropping-particle&quot;: &quot;&quot;, &quot;family&quot;: &quot;Platel&quot;, &quot;parse-names&quot;: false, &quot;suffix&quot;: &quot;&quot;, &quot;given&quot;: &quot;H.&quot;, &quot;non-dropping-particle&quot;: &quot;&quot;}]}, &quot;uris&quot;: [&quot;http://www.mendeley.com/documents/?uuid=179a9bd5-c84c-455c-97f7-8ef9fa1c9f02&quot;]}, {&quot;id&quot;: &quot;ITEM-2&quot;, &quot;itemData&quot;: {&quot;type&quot;: &quot;article-journal&quot;, &quot;issued&quot;: {&quot;date-parts&quot;: [[&quot;2015&quot;]]}, &quot;page&quot;: &quot;1-13&quot;, &quot;DOI&quot;: &quot;10.1093/awv148&quot;, &quot;author&quot;: [{&quot;dropping-particle&quot;: &quot;&quot;, &quot;family&quot;: &quot;Jacobsen&quot;, &quot;parse-names&quot;: false, &quot;suffix&quot;: &quot;&quot;, &quot;given&quot;: &quot;J\u00f6rn-henrik&quot;, &quot;non-dropping-particle&quot;: &quot;&quot;}, {&quot;dropping-particle&quot;: &quot;&quot;, &quot;family&quot;: &quot;Fritz&quot;, &quot;parse-names&quot;: false, &quot;suffix&quot;: &quot;&quot;, &quot;given&quot;: &quot;Thomas&quot;, &quot;non-dropping-particle&quot;: &quot;&quot;}, {&quot;dropping-particle&quot;: &quot;&quot;, &quot;family&quot;: &quot;Stelzer&quot;, &quot;parse-names&quot;: false, &quot;suffix&quot;: &quot;&quot;, &quot;given&quot;: &quot;Johannes&quot;, &quot;non-dropping-particle&quot;: &quot;&quot;}, {&quot;dropping-particle&quot;: &quot;&quot;, &quot;family&quot;: &quot;Turner&quot;, &quot;parse-names&quot;: false, &quot;suffix&quot;: &quot;&quot;, &quot;given&quot;: &quot;Robert&quot;, &quot;non-dropping-particle&quot;: &quot;&quot;}], &quot;id&quot;: &quot;ITEM-2&quot;, &quot;container-title&quot;: &quot;Brain : a journal of neurology&quot;, &quot;title&quot;: &quot;Why musical memory can be preserved in advanced Alzheimer \u2019 s disease&quot;}, &quot;uris&quot;: [&quot;http://www.mendeley.com/documents/?uuid=7d021640-bed6-4b9f-8b4a-b9490e1e8140&quot;]}], &quot;properties&quot;: {&quot;noteIndex&quot;: 0}} RNDa7qeUf0oIt"/><text:span text:style-name="T21">⁠. A PCA analysis may be able to identify </text:span><text:span text:style-name="T25">a </text:span><text:span text:style-name="T21">network of </text:span><text:span text:style-name="T23">brain </text:span><text:span text:style-name="T21">areas that are </text:span><text:span text:style-name="T25">critical for</text:span><text:span text:style-name="T21"> music recognition. </text:span><text:span text:style-name="T22">I would like to</text:span><text:span text:style-name="T21"> compare how these networks differ for </text:span><text:span text:style-name="T24">known</text:span><text:span text:style-name="T21"> and </text:span><text:span text:style-name="T24">unknown</text:span><text:span text:style-name="T21"> music and how the networks change </text:span><text:span text:style-name="T22">or differ</text:span><text:span text:style-name="T21"> as </text:span><text:span text:style-name="T24">exposure to the music increases</text:span><text:span text:style-name="T22"> and as a function of the presence of lyrics. </text:span></text:p>
      <text:p text:style-name="P10"><text:span text:style-name="T17">Potential N</text:span><text:span text:style-name="T6">ext Steps</text:span></text:p>
      <text:p text:style-name="P22"><text:span text:style-name="T43">Follow up study. </text:span>My first experiment will explore the neural correlates for musical memory during an intense listening period of 2-3 weeks. One striking characteristic of musical memory is a person’s ability to remember a song <text:span text:style-name="T56">many </text:span>years after they last listened to it. I would like to bring back some of the participants from the first experiment 12-18 months after their second scan for a third scan. <text:span text:style-name="T49">Comparing the active brain areas between scan two and scan three may give insight into why music can be clearly remembered for so long. </text:span></text:p>
      <text:p text:style-name="P21"><text:span text:style-name="T43">Musical background. </text:span>In the first experiment, I will collect musical background information from participants. This includes whether participants play any instruments, how long they have been playing, <text:span text:style-name="T47">and </text:span>whether they have had formal training. It is possible that the amount of <text:span text:style-name="T47">musical </text:span>training a person has <text:span text:style-name="T47">had affects</text:span> the way they listen to music and subsequently the way they remember music. It will be interesting to see if there are differences in the music recognition networks isolated in the first experiment as a function of musical training. Any differences could then be related to the work on neural correlates of musical memory in Alzheimer’s in order to determine whether musical training early in life <text:span text:style-name="T47">a</text:span>ffects a patient’s ability to remember music. </text:p>
      <text:p text:style-name="P20"><text:span text:style-name="T43">Marker of consciousness. </text:span>The brain areas that are active in response to familiar music include areas beyond primary auditory cortex. These areas are active because a participant is engaging with the music and triggering a memory or sense of recognition. Presumably, the participant has to be conscious in order to recognize the music. If a robust network of brain areas that responds to familiar music can be identified, then maybe such a network could be used as a diagnostic tool for minimally conscious patients. Previous work has found that <text:span text:style-name="T48">brain networks activated by </text:span>suspense filled audio clips can be used <text:span text:style-name="T48">to assess consciousness</text:span>, but musical stimuli did not produce a robust <text:span text:style-name="T48">enough signal elicit activation in a similar network </text:span><text:reference-mark-start text:name="ADDIN CSL_CITATION {&quot;mendeley&quot;: {&quot;plainTextFormattedCitation&quot;: &quot;(Sinai, 2015)&quot;, &quot;formattedCitation&quot;: &quot;(Sinai, 2015)&quot;, &quot;previouslyFormattedCitation&quot;: &quot;(Sinai, 2015)&quot;}, &quot;schema&quot;: &quot;https://github.com/citation-style-language/schema/raw/master/csl-citation.json&quot;, &quot;citationItems&quot;: [{&quot;id&quot;: &quot;ITEM-1&quot;, &quot;itemData&quot;: {&quot;type&quot;: &quot;thesis&quot;, &quot;issued&quot;: {&quot;date-parts&quot;: [[&quot;2015&quot;]]}, &quot;title&quot;: &quot;Naturalistic paradigms for neuroimaging and bedside measures of conscious awareness&quot;, &quot;publisher&quot;: &quot;University of Western Ontario&quot;, &quot;id&quot;: &quot;ITEM-1&quot;, &quot;author&quot;: [{&quot;dropping-particle&quot;: &quot;&quot;, &quot;family&quot;: &quot;Sinai&quot;, &quot;parse-names&quot;: false, &quot;suffix&quot;: &quot;&quot;, &quot;given&quot;: &quot;Leah&quot;, &quot;non-dropping-particle&quot;: &quot;&quot;}]}, &quot;uris&quot;: [&quot;http://www.mendeley.com/documents/?uuid=1986f073-ad1d-46df-bb36-b94cbb3e5d09&quot;]}], &quot;properties&quot;: {&quot;noteIndex&quot;: 0}} RNDqn3OcN25RS"/><text:span text:style-name="T38">(Sinai, 2015)</text:span><text:reference-mark-end text:name="ADDIN CSL_CITATION {&quot;mendeley&quot;: {&quot;plainTextFormattedCitation&quot;: &quot;(Sinai, 2015)&quot;, &quot;formattedCitation&quot;: &quot;(Sinai, 2015)&quot;, &quot;previouslyFormattedCitation&quot;: &quot;(Sinai, 2015)&quot;}, &quot;schema&quot;: &quot;https://github.com/citation-style-language/schema/raw/master/csl-citation.json&quot;, &quot;citationItems&quot;: [{&quot;id&quot;: &quot;ITEM-1&quot;, &quot;itemData&quot;: {&quot;type&quot;: &quot;thesis&quot;, &quot;issued&quot;: {&quot;date-parts&quot;: [[&quot;2015&quot;]]}, &quot;title&quot;: &quot;Naturalistic paradigms for neuroimaging and bedside measures of conscious awareness&quot;, &quot;publisher&quot;: &quot;University of Western Ontario&quot;, &quot;id&quot;: &quot;ITEM-1&quot;, &quot;author&quot;: [{&quot;dropping-particle&quot;: &quot;&quot;, &quot;family&quot;: &quot;Sinai&quot;, &quot;parse-names&quot;: false, &quot;suffix&quot;: &quot;&quot;, &quot;given&quot;: &quot;Leah&quot;, &quot;non-dropping-particle&quot;: &quot;&quot;}]}, &quot;uris&quot;: [&quot;http://www.mendeley.com/documents/?uuid=1986f073-ad1d-46df-bb36-b94cbb3e5d09&quot;]}], &quot;properties&quot;: {&quot;noteIndex&quot;: 0}} RNDqn3OcN25RS"/><text:span text:style-name="T48">⁠. In this experiment, participants listened to theme songs from popular television programs. It is possible that familiar music may provide a more salient signal allowing music to be used as a marker of consciousness.</text:span></text:p>
      <text:p text:style-name="P36">Alzheimer’s patients.<text:span text:style-name="T51"> </text:span><text:span text:style-name="T53">Post-doc Dr. Lucy McGarry is interested in collecting</text:span><text:span text:style-name="T52"> data </text:span><text:span text:style-name="T53">from during the first experiment </text:span><text:span text:style-name="T52">that will allow </text:span><text:span text:style-name="T53">us</text:span><text:span text:style-name="T52"> to determine whether there is inter-subject synchronization </text:span><text:span text:style-name="T54">(ISS)</text:span><text:span text:style-name="T52"> while participants listen to the </text:span><text:span text:style-name="T53">musical</text:span><text:span text:style-name="T52"> stimuli. </text:span><text:span text:style-name="T53">The ISS analysis will show whether activation in brain areas is similar across listeners. We will be able to compare whether synchrony increases as familiarity increases or as as function of lyric presence. Based on the results from this experiment in healthy participants, I am interested in exploring whether similar synchrony patterns are present in patients with Alzheimer’s disease. Understanding the synchrony patterns may provide insight into why these </text:span><text:soft-page-break/><text:span text:style-name="T53">patients are able to remember music when other areas of memory are disturbed </text:span><text:span text:style-name="T55">or why music triggers autobiographical memories that were otherwise forgotten </text:span><text:reference-mark-start text:name="ADDIN CSL_CITATION {&quot;mendeley&quot;: {&quot;plainTextFormattedCitation&quot;: &quot;(El Haj, Fasotti, &amp; Allain, 2012)&quot;, &quot;formattedCitation&quot;: &quot;(El Haj, Fasotti, &amp; Allain, 2012)&quot;, &quot;previouslyFormattedCitation&quot;: &quot;(El Haj, Fasotti, &amp; Allain, 2012)&quot;}, &quot;schema&quot;: &quot;https://github.com/citation-style-language/schema/raw/master/csl-citation.json&quot;, &quot;citationItems&quot;: [{&quot;id&quot;: &quot;ITEM-1&quot;, &quot;itemData&quot;: {&quot;issued&quot;: {&quot;date-parts&quot;: [[&quot;2012&quot;]]}, &quot;ISSN&quot;: &quot;10538100&quot;, &quot;abstract&quot;: &quot;The main objective of this paper was to examine the involuntary nature of music-evoked autobiographical memories. For this purpose, young adults, older adults, and patients with a clinical diagnosis of probable Alzheimer's disease (AD) were asked to remember autobiographical events in two conditions: after being exposed to their own chosen music, and in silence. Compared to memories evoked in silence, memories evoked in the \&quot; Music\&quot; condition were found to be more specific, accompanied by more emotional content and impact on mood, and retrieved faster. In addition, these memories engaged less executive processes. Thus, with all these characteristics and the fact that they are activated by a perceptual cue (i.e., music), music-evoked autobiographic memories have all the features to be considered as involuntary memories. Our paper reveals several characteristics of music-evoked autobiographical memories in AD patients and offers a theoretical background for this phenomenon. ?? 2012 Elsevier Inc.&quot;, &quot;title&quot;: &quot;The involuntary nature of music-evoked autobiographical memories in Alzheimer's disease&quot;, &quot;container-title&quot;: &quot;Consciousness and Cognition&quot;, &quot;issue&quot;: &quot;1&quot;, &quot;ISBN&quot;: &quot;1053-8100&quot;, &quot;volume&quot;: &quot;21&quot;, &quot;type&quot;: &quot;article-journal&quot;, &quot;PMID&quot;: &quot;22265372&quot;, &quot;page&quot;: &quot;238-246&quot;, &quot;DOI&quot;: &quot;10.1016/j.concog.2011.12.005&quot;, &quot;publisher&quot;: &quot;Elsevier Inc.&quot;, &quot;id&quot;: &quot;ITEM-1&quot;, &quot;author&quot;: [{&quot;dropping-particle&quot;: &quot;&quot;, &quot;family&quot;: &quot;Haj&quot;, &quot;parse-names&quot;: false, &quot;suffix&quot;: &quot;&quot;, &quot;given&quot;: &quot;Mohamad&quot;, &quot;non-dropping-particle&quot;: &quot;El&quot;}, {&quot;dropping-particle&quot;: &quot;&quot;, &quot;family&quot;: &quot;Fasotti&quot;, &quot;parse-names&quot;: false, &quot;suffix&quot;: &quot;&quot;, &quot;given&quot;: &quot;Luciano&quot;, &quot;non-dropping-particle&quot;: &quot;&quot;}, {&quot;dropping-particle&quot;: &quot;&quot;, &quot;family&quot;: &quot;Allain&quot;, &quot;parse-names&quot;: false, &quot;suffix&quot;: &quot;&quot;, &quot;given&quot;: &quot;Philippe&quot;, &quot;non-dropping-particle&quot;: &quot;&quot;}]}, &quot;uris&quot;: [&quot;http://www.mendeley.com/documents/?uuid=9edef9c8-ca2a-4cd4-8c2e-9c5359cdafb0&quot;]}], &quot;properties&quot;: {&quot;noteIndex&quot;: 0}} RNDXaFlAW7Rry"/><text:span text:style-name="T39">(El Haj, Fasotti, &amp; Allain, 2012)</text:span><text:reference-mark-end text:name="ADDIN CSL_CITATION {&quot;mendeley&quot;: {&quot;plainTextFormattedCitation&quot;: &quot;(El Haj, Fasotti, &amp; Allain, 2012)&quot;, &quot;formattedCitation&quot;: &quot;(El Haj, Fasotti, &amp; Allain, 2012)&quot;, &quot;previouslyFormattedCitation&quot;: &quot;(El Haj, Fasotti, &amp; Allain, 2012)&quot;}, &quot;schema&quot;: &quot;https://github.com/citation-style-language/schema/raw/master/csl-citation.json&quot;, &quot;citationItems&quot;: [{&quot;id&quot;: &quot;ITEM-1&quot;, &quot;itemData&quot;: {&quot;issued&quot;: {&quot;date-parts&quot;: [[&quot;2012&quot;]]}, &quot;ISSN&quot;: &quot;10538100&quot;, &quot;abstract&quot;: &quot;The main objective of this paper was to examine the involuntary nature of music-evoked autobiographical memories. For this purpose, young adults, older adults, and patients with a clinical diagnosis of probable Alzheimer's disease (AD) were asked to remember autobiographical events in two conditions: after being exposed to their own chosen music, and in silence. Compared to memories evoked in silence, memories evoked in the \&quot; Music\&quot; condition were found to be more specific, accompanied by more emotional content and impact on mood, and retrieved faster. In addition, these memories engaged less executive processes. Thus, with all these characteristics and the fact that they are activated by a perceptual cue (i.e., music), music-evoked autobiographic memories have all the features to be considered as involuntary memories. Our paper reveals several characteristics of music-evoked autobiographical memories in AD patients and offers a theoretical background for this phenomenon. ?? 2012 Elsevier Inc.&quot;, &quot;title&quot;: &quot;The involuntary nature of music-evoked autobiographical memories in Alzheimer's disease&quot;, &quot;container-title&quot;: &quot;Consciousness and Cognition&quot;, &quot;issue&quot;: &quot;1&quot;, &quot;ISBN&quot;: &quot;1053-8100&quot;, &quot;volume&quot;: &quot;21&quot;, &quot;type&quot;: &quot;article-journal&quot;, &quot;PMID&quot;: &quot;22265372&quot;, &quot;page&quot;: &quot;238-246&quot;, &quot;DOI&quot;: &quot;10.1016/j.concog.2011.12.005&quot;, &quot;publisher&quot;: &quot;Elsevier Inc.&quot;, &quot;id&quot;: &quot;ITEM-1&quot;, &quot;author&quot;: [{&quot;dropping-particle&quot;: &quot;&quot;, &quot;family&quot;: &quot;Haj&quot;, &quot;parse-names&quot;: false, &quot;suffix&quot;: &quot;&quot;, &quot;given&quot;: &quot;Mohamad&quot;, &quot;non-dropping-particle&quot;: &quot;El&quot;}, {&quot;dropping-particle&quot;: &quot;&quot;, &quot;family&quot;: &quot;Fasotti&quot;, &quot;parse-names&quot;: false, &quot;suffix&quot;: &quot;&quot;, &quot;given&quot;: &quot;Luciano&quot;, &quot;non-dropping-particle&quot;: &quot;&quot;}, {&quot;dropping-particle&quot;: &quot;&quot;, &quot;family&quot;: &quot;Allain&quot;, &quot;parse-names&quot;: false, &quot;suffix&quot;: &quot;&quot;, &quot;given&quot;: &quot;Philippe&quot;, &quot;non-dropping-particle&quot;: &quot;&quot;}]}, &quot;uris&quot;: [&quot;http://www.mendeley.com/documents/?uuid=9edef9c8-ca2a-4cd4-8c2e-9c5359cdafb0&quot;]}], &quot;properties&quot;: {&quot;noteIndex&quot;: 0}} RNDXaFlAW7Rry"/><text:span text:style-name="T55">⁠. </text:span></text:p>
      <text:p text:style-name="P36"><text:span text:style-name="T55"/></text:p>
      <text:p text:style-name="P28"><text:span text:style-name="T57">S</text:span>ummary</text:p>
      <text:p text:style-name="P37"><text:s/>Through my PhD research I will more clearly define the brain areas that are responsible for musical memory. No study to date has <text:span text:style-name="T59">controlled music exposure during an experiment to</text:span> determine the neural correlates of musical memory. <text:span text:style-name="T59">With my first experiment I will</text:span> investigate how characteristics like lyrics, degree of familiarity with the music, and participant’s musical experience affect musical memory. Based on the results from my initial experiment, I would like to explore the feasibility of using known music as a diagnostic marker of consciousness. <text:span text:style-name="T60">While investigating musical memory t</text:span>here is the potential to learn about memory related diseases such as Alzheimer’s <text:span text:style-name="T60">and to understand why musical memory seems to be spared even at late stages in the disease. </text:span>My central objective is therefore to better understand how memory for music <text:span text:style-name="T58">occurs in the brain and how it is dissociated from other forms of memory.</text:span></text:p>
      <text:p text:style-name="P11"><text:span text:style-name="T55">B</text:span><text:span text:style-name="T51">ibliography</text:span></text:p>
      <text:p text:style-name="P27"/>
      <text:section text:style-name="Sect1" text:name="ADDIN Mendeley Bibliography CSL_BIBLIOGRAPHY  RNDgbh8wqZW2D">
        <text:p text:style-name="P24">Baird, A., &amp; Samson, S. (2009). Memory for music in Alzheimer’s disease: Unforgettable? <text:span text:style-name="T2">Neuropsychology Review</text:span>, <text:span text:style-name="T2">19</text:span>(1), 85–101. https://doi.org/10.1007/s11065-009-9085-2</text:p>
        <text:p text:style-name="P24">Cuddy, L. L., Duffin, J. M., Gill, S. S., Brown, C. L., Sikka, R., &amp; Vanstone, A. D. (2012). Memory for Melodies and Lyrics in Alzheimer’s Disease. <text:span text:style-name="T2">Music Perception: An Interdisciplinary Journal</text:span>, <text:span text:style-name="T2">29</text:span>(5), 479–491. https://doi.org/10.1525/mp.2012.29.5.479</text:p>
        <text:p text:style-name="P24">El Haj, M., Fasotti, L., &amp; Allain, P. (2012). The involuntary nature of music-evoked autobiographical memories in Alzheimer’s disease. <text:span text:style-name="T2">Consciousness and Cognition</text:span>, <text:span text:style-name="T2">21</text:span>(1), 238–246. https://doi.org/10.1016/j.concog.2011.12.005</text:p>
        <text:p text:style-name="P24">Finke, C., Esfahani, N. E., &amp; Ploner, C. J. (2012). Preservation of musical memory in an amnesic professional cellist. <text:span text:style-name="T2">Current Biology</text:span>, <text:span text:style-name="T2">22</text:span>(15), R591–R592. https://doi.org/10.1016/j.cub.2012.05.041</text:p>
        <text:p text:style-name="P24">Groussard, M., Rauchs, G., Landeau, B., Viader, F., Desgranges, B., Eustache, F., &amp; Platel, H. (2010). The neural substrates of musical memory revealed by fMRI and two semantic tasks. <text:span text:style-name="T2">NeuroImage</text:span>, <text:span text:style-name="T2">53</text:span>(4), 1301–1309. https://doi.org/10.1016/j.neuroimage.2010.07.013</text:p>
        <text:p text:style-name="P24">Groussard, M., Viader, F., Landeau, B., Desgranges, B., Eustache, F., &amp; Platel, H. (2009). Neural correlates underlying musical semantic memory. <text:span text:style-name="T2">Annals of the New York Academy of Sciences</text:span>, <text:span text:style-name="T2">1169</text:span>, 278–281. https://doi.org/10.1111/j.1749-6632.2009.04784.x</text:p>
        <text:p text:style-name="P24">Jacobsen, J., Fritz, T., Stelzer, J., &amp; Turner, R. (2015). Why musical memory can be preserved in advanced Alzheimer ’ s disease. <text:span text:style-name="T2">Brain : A Journal of Neurology</text:span>, 1–13. https://doi.org/10.1093/awv148</text:p>
        <text:p text:style-name="P24">Peretz, I. (1996). Can we lose memory for music? A case of music agnosia in a nonmusician. <text:span text:style-name="T2">Journal of Cognitive Neuroscience</text:span>, <text:span text:style-name="T2">8</text:span>(6), 481–96. https://doi.org/10.1162/jocn.1996.8.6.481</text:p>
        <text:p text:style-name="P24">Peretz, I., &amp; Coltheart, M. (2003). Modularity of music processing. <text:span text:style-name="T2">Nature Neuroscience</text:span>, <text:span text:style-name="T2">6</text:span>(7), 688–691. https://doi.org/10.1038/nn1083</text:p>
        <text:p text:style-name="P25">Sinai, L. (2015). <text:span text:style-name="T2">Naturalistic paradigms for neuroimaging and bedside measures of conscious awareness </text:span><text:span text:style-name="T18">(Master’s thesis). </text:span>University of Western Ontario.</text:p>
      </text:section>
      <text:p text:style-name="P23">Next steps:</text:p>
      <text:list xml:id="list6226406934311084779" text:style-name="L1">
        <text:list-item>
          <text:p text:style-name="P30"><text:span text:style-name="T1">How is music familiarity the same/different as memory for other things? (</text:span><text:span text:style-name="T3">what other things? </text:span><text:span text:style-name="T4">How would we test that?</text:span><text:span text:style-name="T3">)</text:span></text:p>
          <text:list>
            <text:list-item>
              <text:p text:style-name="P31"><text:span text:style-name="T1">v</text:span>erbal semantic vs musical semantic memory (Groussard et al, 2010)</text:p>
            </text:list-item>
          </text:list>
        </text:list-item>
        <text:list-item>
          <text:p text:style-name="P33">Are these differences the reason why musical memory is spared in AD?</text:p>
        </text:list-item>
      </text:list>
      <text:list xml:id="list2995876471403197916" text:style-name="L2">
        <text:list-item>
          <text:list>
            <text:list-item>
              <text:p text:style-name="P34">AD – why is musical memory spared?</text:p>
            </text:list-item>
          </text:list>
        </text:list-item>
        <text:list-item>
          <text:p text:style-name="P34">MCS – can familiar music <text:span text:style-name="T1">networks</text:span> be used as a marker of consciousness? <text:span text:style-name="T1">(like Lorina’s 2014 movie watching paper)</text:span></text:p>
          <text:list>
            <text:list-item>
              <text:p text:style-name="P32">Abrams 2013 – ISS during music listening</text:p>
            </text:list-item>
          </text:list>
        </text:list-item>
        <text:list-item>
          <text:p text:style-name="P35">Role of emotion</text:p>
        </text:list-item>
      </text:list>
      <text:p text:style-name="P2"/>
      <text:p text:style-name="P2"/>
      <text:p text:style-name="P12">Music produced bilateral activation in the superior temporal gyri, left middle cingulate, and the right insula. Verbal stimuli produced left-sided activation in the inferior and middle temporal gyri, medial superior and inferior pars triangula<text:span text:style-name="T26">r</text:span>is, frontal gyri, and posterior MTG and right-sided activation in the inferior orbito<text:span text:style-name="T26">-</text:span>frontal cortex, middle temporal pole and the anterior part of the hippocampus and cerebellum. </text:p>
      <text:p text:style-name="P13">Posterior inferior temporal cortex (PITC) may be an interface between lyrics and melody to facilitate the recognition of familiar songs (Saito et al, 2012)</text:p>
      <text:p text:style-name="P14">Samson + Peretz 2005 – temporal lobe is involved in musical memory, but implicit and explicit memory are separated and can be assisted through exposure – RTL formation of melody representations, LTL explicit retrieval of melod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28T12:55:47.426348000</meta:creation-date>
    <dc:date>2017-06-01T17:07:18.661346000</dc:date>
    <dc:creator>A Sternin</dc:creator>
    <meta:editing-duration>PT23H29M55S</meta:editing-duration>
    <meta:editing-cycles>43</meta:editing-cycles>
    <meta:generator>LibreOffice/5.2.6.2$MacOSX_X86_64 LibreOffice_project/a3100ed2409ebf1c212f5048fbe377c281438fdc</meta:generator>
    <meta:document-statistic meta:table-count="0" meta:image-count="0" meta:object-count="0" meta:page-count="6" meta:paragraph-count="47" meta:word-count="2095" meta:character-count="13435" meta:non-whitespace-character-count="11394"/>
    <meta:user-defined meta:name="Mendeley Citation Style_1">http://csl.mendeley.com/styles/29242231/apa</meta:user-defined>
    <meta:user-defined meta:name="Mendeley Document_1">True</meta:user-defined>
    <meta:user-defined meta:name="Mendeley Unique User Id_1">2228961c-4287-3a75-9135-250a27461674</meta:user-defined>
  </office:meta>
</office:document-meta>
</file>